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Mono" fo:font-size="11pt" officeooo:rsid="0005fae3" officeooo:paragraph-rsid="0005fae3" style:font-size-asian="11pt" style:font-size-complex="11pt"/>
    </style:style>
    <style:style style:name="P2" style:family="paragraph" style:parent-style-name="Standard">
      <style:text-properties style:font-name="DejaVu Sans Mono" fo:font-size="11pt" officeooo:rsid="0005fae3" officeooo:paragraph-rsid="0005fae3" style:font-size-asian="11pt" style:font-size-complex="11pt"/>
    </style:style>
    <style:style style:name="P3" style:family="paragraph" style:parent-style-name="Standard">
      <style:text-properties style:font-name="DejaVu Sans Mono" fo:font-size="11pt" officeooo:rsid="0005fae3" officeooo:paragraph-rsid="000f41d1" style:font-size-asian="11pt" style:font-size-complex="11pt"/>
    </style:style>
    <style:style style:name="P4" style:family="paragraph" style:parent-style-name="Standard">
      <style:text-properties style:font-name="DejaVu Sans Mono" fo:font-size="11pt" officeooo:rsid="0005fae3" officeooo:paragraph-rsid="009d3b65" style:font-size-asian="11pt" style:font-size-complex="11pt"/>
    </style:style>
    <style:style style:name="P5" style:family="paragraph" style:parent-style-name="Standard">
      <style:text-properties style:font-name="DejaVu Sans Mono" fo:font-size="11pt" officeooo:rsid="0005fae3" officeooo:paragraph-rsid="009f8163" style:font-size-asian="11pt" style:font-size-complex="11pt"/>
    </style:style>
    <style:style style:name="P6" style:family="paragraph" style:parent-style-name="Standard">
      <style:text-properties style:font-name="DejaVu Sans Mono" fo:font-size="11pt" officeooo:rsid="0009ab2c" officeooo:paragraph-rsid="0009ab2c" style:font-size-asian="11pt" style:font-size-complex="11pt"/>
    </style:style>
    <style:style style:name="P7" style:family="paragraph" style:parent-style-name="Standard">
      <style:text-properties style:font-name="DejaVu Sans Mono" fo:font-size="11pt" officeooo:rsid="0009ab2c" officeooo:paragraph-rsid="00121ec0" style:font-size-asian="11pt" style:font-size-complex="11pt"/>
    </style:style>
    <style:style style:name="P8" style:family="paragraph" style:parent-style-name="Standard">
      <style:text-properties style:font-name="DejaVu Sans Mono" fo:font-size="11pt" officeooo:rsid="0009ab2c" officeooo:paragraph-rsid="009a4dac" style:font-size-asian="11pt" style:font-size-complex="11pt"/>
    </style:style>
    <style:style style:name="P9" style:family="paragraph" style:parent-style-name="Standard">
      <style:text-properties style:font-name="DejaVu Sans Mono" fo:font-size="11pt" officeooo:rsid="0009ab2c" officeooo:paragraph-rsid="00147c98" style:font-size-asian="11pt" style:font-size-complex="11pt"/>
    </style:style>
    <style:style style:name="P10" style:family="paragraph" style:parent-style-name="Standard">
      <style:text-properties style:font-name="DejaVu Sans Mono" fo:font-size="11pt" officeooo:rsid="0009ab2c" officeooo:paragraph-rsid="001721cd" style:font-size-asian="11pt" style:font-size-complex="11pt"/>
    </style:style>
    <style:style style:name="P11" style:family="paragraph" style:parent-style-name="Standard">
      <style:text-properties style:font-name="DejaVu Sans Mono" fo:font-size="11pt" officeooo:rsid="000f41d1" officeooo:paragraph-rsid="00121ec0" style:font-size-asian="11pt" style:font-size-complex="11pt"/>
    </style:style>
    <style:style style:name="P12" style:family="paragraph" style:parent-style-name="Standard">
      <style:text-properties style:font-name="DejaVu Sans Mono" fo:font-size="11pt" officeooo:rsid="000f41d1" officeooo:paragraph-rsid="0009ab2c" style:font-size-asian="11pt" style:font-size-complex="11pt"/>
    </style:style>
    <style:style style:name="P13" style:family="paragraph" style:parent-style-name="Standard">
      <style:text-properties style:font-name="DejaVu Sans Mono" fo:font-size="11pt" officeooo:rsid="009a4dac" officeooo:paragraph-rsid="009a4dac" style:font-size-asian="11pt" style:font-size-complex="11pt"/>
    </style:style>
    <style:style style:name="P14" style:family="paragraph" style:parent-style-name="Standard">
      <style:text-properties style:font-name="DejaVu Sans Mono" fo:font-size="11pt" officeooo:rsid="00147c98" officeooo:paragraph-rsid="00147c98" style:font-size-asian="11pt" style:font-size-complex="11pt"/>
    </style:style>
    <style:style style:name="P15" style:family="paragraph" style:parent-style-name="Standard">
      <style:text-properties style:font-name="DejaVu Sans Mono" fo:font-size="11pt" officeooo:rsid="001721cd" officeooo:paragraph-rsid="001721cd" style:font-size-asian="11pt" style:font-size-complex="11pt"/>
    </style:style>
    <style:style style:name="P16" style:family="paragraph" style:parent-style-name="Standard">
      <style:text-properties style:font-name="DejaVu Sans Mono" fo:font-size="11pt" officeooo:rsid="002165e8" officeooo:paragraph-rsid="002165e8" style:font-size-asian="11pt" style:font-size-complex="11pt"/>
    </style:style>
    <style:style style:name="P17" style:family="paragraph" style:parent-style-name="Standard">
      <style:text-properties style:font-name="DejaVu Sans Mono" fo:font-size="11pt" officeooo:rsid="0023482c" officeooo:paragraph-rsid="004f7ed8" style:font-size-asian="11pt" style:font-size-complex="11pt"/>
    </style:style>
    <style:style style:name="P18" style:family="paragraph" style:parent-style-name="Standard">
      <style:text-properties style:font-name="DejaVu Sans Mono" fo:font-size="11pt" officeooo:rsid="0023482c" officeooo:paragraph-rsid="0023482c" style:font-size-asian="11pt" style:font-size-complex="11pt"/>
    </style:style>
    <style:style style:name="P19" style:family="paragraph" style:parent-style-name="Standard">
      <style:text-properties style:font-name="DejaVu Sans Mono" fo:font-size="11pt" officeooo:rsid="0025bc0b" officeooo:paragraph-rsid="0025bc0b" style:font-size-asian="11pt" style:font-size-complex="11pt"/>
    </style:style>
    <style:style style:name="P20" style:family="paragraph" style:parent-style-name="Standard">
      <style:text-properties style:font-name="DejaVu Sans Mono" fo:font-size="11pt" officeooo:rsid="00270c59" officeooo:paragraph-rsid="00270c59" style:font-size-asian="11pt" style:font-size-complex="11pt"/>
    </style:style>
    <style:style style:name="P21" style:family="paragraph" style:parent-style-name="Standard">
      <style:text-properties style:font-name="DejaVu Sans Mono" fo:font-size="11pt" officeooo:rsid="003fc704" officeooo:paragraph-rsid="003fc704" style:font-size-asian="11pt" style:font-size-complex="11pt"/>
    </style:style>
    <style:style style:name="P22" style:family="paragraph" style:parent-style-name="Standard">
      <style:text-properties style:font-name="DejaVu Sans Mono" fo:font-size="11pt" officeooo:rsid="01d4b066" officeooo:paragraph-rsid="01d4b066" style:font-size-asian="11pt" style:font-size-complex="11pt"/>
    </style:style>
    <style:style style:name="P23" style:family="paragraph" style:parent-style-name="Standard">
      <style:text-properties style:font-name="DejaVu Sans Mono" fo:font-size="11pt" officeooo:rsid="0051708a" officeooo:paragraph-rsid="01d4b066" style:font-size-asian="11pt" style:font-size-complex="11pt"/>
    </style:style>
    <style:style style:name="P24" style:family="paragraph" style:parent-style-name="Standard">
      <style:text-properties style:font-name="DejaVu Sans Mono" fo:font-size="11pt" officeooo:rsid="005ff4ce" officeooo:paragraph-rsid="005ff4ce" style:font-size-asian="11pt" style:font-size-complex="11pt"/>
    </style:style>
    <style:style style:name="P25" style:family="paragraph" style:parent-style-name="Standard">
      <style:text-properties style:font-name="DejaVu Sans Mono" fo:font-size="11pt" officeooo:rsid="005ff4ce" officeooo:paragraph-rsid="00641374" style:font-size-asian="11pt" style:font-size-complex="11pt"/>
    </style:style>
    <style:style style:name="P26" style:family="paragraph" style:parent-style-name="Standard">
      <style:text-properties style:font-name="DejaVu Sans Mono" fo:font-size="11pt" officeooo:rsid="006a2ad0" officeooo:paragraph-rsid="006a2ad0" style:font-size-asian="11pt" style:font-size-complex="11pt"/>
    </style:style>
    <style:style style:name="P27" style:family="paragraph" style:parent-style-name="Standard">
      <style:text-properties style:font-name="DejaVu Sans Mono" fo:font-size="11pt" officeooo:rsid="006e5117" officeooo:paragraph-rsid="006e5117" style:font-size-asian="11pt" style:font-size-complex="11pt"/>
    </style:style>
    <style:style style:name="P28" style:family="paragraph" style:parent-style-name="Standard">
      <style:text-properties style:font-name="DejaVu Sans Mono" fo:font-size="11pt" officeooo:rsid="006f5b2e" officeooo:paragraph-rsid="006f5b2e" style:font-size-asian="11pt" style:font-size-complex="11pt"/>
    </style:style>
    <style:style style:name="P29" style:family="paragraph" style:parent-style-name="Standard">
      <style:text-properties style:font-name="DejaVu Sans Mono" fo:font-size="11pt" officeooo:rsid="007112cf" officeooo:paragraph-rsid="007112cf" style:font-size-asian="11pt" style:font-size-complex="11pt"/>
    </style:style>
    <style:style style:name="P30" style:family="paragraph" style:parent-style-name="Standard">
      <style:text-properties style:font-name="DejaVu Sans Mono" fo:font-size="11pt" officeooo:rsid="007597bc" officeooo:paragraph-rsid="007597bc" style:font-size-asian="11pt" style:font-size-complex="11pt"/>
    </style:style>
    <style:style style:name="P31" style:family="paragraph" style:parent-style-name="Standard">
      <style:text-properties style:font-name="DejaVu Sans Mono" fo:font-size="11pt" officeooo:rsid="007ba410" officeooo:paragraph-rsid="007ba410" style:font-size-asian="11pt" style:font-size-complex="11pt"/>
    </style:style>
    <style:style style:name="P32" style:family="paragraph" style:parent-style-name="Standard">
      <style:text-properties style:font-name="DejaVu Sans Mono" fo:font-size="11pt" officeooo:rsid="007e14a2" officeooo:paragraph-rsid="009009c7" style:font-size-asian="11pt" style:font-size-complex="11pt"/>
    </style:style>
    <style:style style:name="P33" style:family="paragraph" style:parent-style-name="Standard">
      <style:text-properties style:font-name="DejaVu Sans Mono" fo:font-size="11pt" officeooo:rsid="009009c7" officeooo:paragraph-rsid="009009c7" style:font-size-asian="11pt" style:font-size-complex="11pt"/>
    </style:style>
    <style:style style:name="P34" style:family="paragraph" style:parent-style-name="Standard">
      <style:text-properties style:font-name="DejaVu Sans Mono" fo:font-size="11pt" officeooo:rsid="009009c7" officeooo:paragraph-rsid="00b8c9ce" style:font-size-asian="11pt" style:font-size-complex="11pt"/>
    </style:style>
    <style:style style:name="P35" style:family="paragraph" style:parent-style-name="Standard">
      <style:text-properties style:font-name="DejaVu Sans Mono" fo:font-size="11pt" officeooo:rsid="00c5c579" officeooo:paragraph-rsid="00c5c579" style:font-size-asian="11pt" style:font-size-complex="11pt"/>
    </style:style>
    <style:style style:name="P36" style:family="paragraph" style:parent-style-name="Standard">
      <style:text-properties style:font-name="DejaVu Sans Mono" fo:font-size="11pt" officeooo:rsid="00c5c579" officeooo:paragraph-rsid="00d9c505" style:font-size-asian="11pt" style:font-size-complex="11pt"/>
    </style:style>
    <style:style style:name="P37" style:family="paragraph" style:parent-style-name="Standard">
      <style:text-properties style:font-name="DejaVu Sans Mono" fo:font-size="11pt" officeooo:rsid="0114ccc1" officeooo:paragraph-rsid="0116f93d" style:font-size-asian="11pt" style:font-size-complex="11pt"/>
    </style:style>
    <style:style style:name="P38" style:family="paragraph" style:parent-style-name="Standard">
      <style:text-properties style:font-name="DejaVu Sans Mono" fo:font-size="11pt" officeooo:rsid="0114ccc1" officeooo:paragraph-rsid="01175514" style:font-size-asian="11pt" style:font-size-complex="11pt"/>
    </style:style>
    <style:style style:name="P39" style:family="paragraph" style:parent-style-name="Standard">
      <style:text-properties style:font-name="DejaVu Sans Mono" fo:font-size="11pt" officeooo:rsid="01175514" officeooo:paragraph-rsid="01175514" style:font-size-asian="11pt" style:font-size-complex="11pt"/>
    </style:style>
    <style:style style:name="P40" style:family="paragraph" style:parent-style-name="Standard">
      <style:text-properties style:font-name="DejaVu Sans Mono" fo:font-size="11pt" officeooo:rsid="00ea1e92" officeooo:paragraph-rsid="00f5c845" style:font-size-asian="11pt" style:font-size-complex="11pt"/>
    </style:style>
    <style:style style:name="P41" style:family="paragraph" style:parent-style-name="Standard">
      <style:text-properties style:font-name="DejaVu Sans Mono" fo:font-size="11pt" officeooo:rsid="00ea1e92" officeooo:paragraph-rsid="00ea1e92" style:font-size-asian="11pt" style:font-size-complex="11pt"/>
    </style:style>
    <style:style style:name="P42" style:family="paragraph" style:parent-style-name="Standard">
      <style:text-properties style:font-name="DejaVu Sans Mono" fo:font-size="11pt" officeooo:rsid="00ea1e92" officeooo:paragraph-rsid="00eb68c7" style:font-size-asian="11pt" style:font-size-complex="11pt"/>
    </style:style>
    <style:style style:name="P43" style:family="paragraph" style:parent-style-name="Standard">
      <style:text-properties style:font-name="DejaVu Sans Mono" fo:font-size="11pt" officeooo:rsid="00ea1e92" officeooo:paragraph-rsid="016e1bfd" style:font-size-asian="11pt" style:font-size-complex="11pt"/>
    </style:style>
    <style:style style:name="P44" style:family="paragraph" style:parent-style-name="Standard">
      <style:text-properties style:font-name="DejaVu Sans Mono" fo:font-size="11pt" officeooo:rsid="00ea1e92" officeooo:paragraph-rsid="0133c6a0" style:font-size-asian="11pt" style:font-size-complex="11pt"/>
    </style:style>
    <style:style style:name="P45" style:family="paragraph" style:parent-style-name="Standard">
      <style:text-properties style:font-name="DejaVu Sans Mono" fo:font-size="11pt" officeooo:rsid="00ea6d56" officeooo:paragraph-rsid="00f5c845" style:font-size-asian="11pt" style:font-size-complex="11pt"/>
    </style:style>
    <style:style style:name="P46" style:family="paragraph" style:parent-style-name="Standard">
      <style:text-properties style:font-name="DejaVu Sans Mono" fo:font-size="11pt" officeooo:rsid="00f8ab52" officeooo:paragraph-rsid="00feeea5" style:font-size-asian="11pt" style:font-size-complex="11pt"/>
    </style:style>
    <style:style style:name="P47" style:family="paragraph" style:parent-style-name="Standard">
      <style:text-properties style:font-name="DejaVu Sans Mono" fo:font-size="11pt" officeooo:rsid="00f8ab52" officeooo:paragraph-rsid="00f8ab52" style:font-size-asian="11pt" style:font-size-complex="11pt"/>
    </style:style>
    <style:style style:name="P48" style:family="paragraph" style:parent-style-name="Standard">
      <style:text-properties style:font-name="DejaVu Sans Mono" fo:font-size="11pt" officeooo:rsid="00f8ab52" officeooo:paragraph-rsid="011f0c04" style:font-size-asian="11pt" style:font-size-complex="11pt"/>
    </style:style>
    <style:style style:name="P49" style:family="paragraph" style:parent-style-name="Standard">
      <style:text-properties style:font-name="DejaVu Sans Mono" fo:font-size="11pt" officeooo:rsid="00feeea5" officeooo:paragraph-rsid="00feeea5" style:font-size-asian="11pt" style:font-size-complex="11pt"/>
    </style:style>
    <style:style style:name="P50" style:family="paragraph" style:parent-style-name="Standard">
      <style:text-properties style:font-name="DejaVu Sans Mono" fo:font-size="11pt" officeooo:rsid="0119e7f3" officeooo:paragraph-rsid="0119e7f3" style:font-size-asian="11pt" style:font-size-complex="11pt"/>
    </style:style>
    <style:style style:name="P51" style:family="paragraph" style:parent-style-name="Standard">
      <style:text-properties style:font-name="DejaVu Sans Mono" fo:font-size="11pt" officeooo:rsid="0119e7f3" officeooo:paragraph-rsid="0120a639" style:font-size-asian="11pt" style:font-size-complex="11pt"/>
    </style:style>
    <style:style style:name="P52" style:family="paragraph" style:parent-style-name="Standard">
      <style:text-properties style:font-name="DejaVu Sans Mono" fo:font-size="11pt" officeooo:rsid="0120a639" officeooo:paragraph-rsid="0120a639" style:font-size-asian="11pt" style:font-size-complex="11pt"/>
    </style:style>
    <style:style style:name="P53" style:family="paragraph" style:parent-style-name="Standard">
      <style:text-properties style:font-name="DejaVu Sans Mono" fo:font-size="11pt" officeooo:rsid="01211111" officeooo:paragraph-rsid="0133c6a0" style:font-size-asian="11pt" style:font-size-complex="11pt"/>
    </style:style>
    <style:style style:name="P54" style:family="paragraph" style:parent-style-name="Standard">
      <style:text-properties style:font-name="DejaVu Sans Mono" fo:font-size="11pt" officeooo:rsid="01211111" officeooo:paragraph-rsid="01211111" style:font-size-asian="11pt" style:font-size-complex="11pt"/>
    </style:style>
    <style:style style:name="P55" style:family="paragraph" style:parent-style-name="Standard">
      <style:text-properties style:font-name="DejaVu Sans Mono" fo:font-size="11pt" officeooo:rsid="01211111" officeooo:paragraph-rsid="012b9d92" style:font-size-asian="11pt" style:font-size-complex="11pt"/>
    </style:style>
    <style:style style:name="P56" style:family="paragraph" style:parent-style-name="Standard">
      <style:text-properties style:font-name="DejaVu Sans Mono" fo:font-size="11pt" officeooo:rsid="0130406e" officeooo:paragraph-rsid="0133c6a0" style:font-size-asian="11pt" style:font-size-complex="11pt"/>
    </style:style>
    <style:style style:name="P57" style:family="paragraph" style:parent-style-name="Standard">
      <style:text-properties style:font-name="DejaVu Sans Mono" fo:font-size="11pt" officeooo:rsid="012671ab" officeooo:paragraph-rsid="012b9d92" style:font-size-asian="11pt" style:font-size-complex="11pt"/>
    </style:style>
    <style:style style:name="P58" style:family="paragraph" style:parent-style-name="Standard">
      <style:text-properties style:font-name="DejaVu Sans Mono" fo:font-size="11pt" officeooo:rsid="012671ab" officeooo:paragraph-rsid="012befb0" style:font-size-asian="11pt" style:font-size-complex="11pt"/>
    </style:style>
    <style:style style:name="P59" style:family="paragraph" style:parent-style-name="Standard">
      <style:text-properties style:font-name="DejaVu Sans Mono" fo:font-size="11pt" officeooo:rsid="012671ab" officeooo:paragraph-rsid="012c1294" style:font-size-asian="11pt" style:font-size-complex="11pt"/>
    </style:style>
    <style:style style:name="P60" style:family="paragraph" style:parent-style-name="Standard">
      <style:text-properties style:font-name="DejaVu Sans Mono" fo:font-size="11pt" officeooo:rsid="012671ab" officeooo:paragraph-rsid="012df736" style:font-size-asian="11pt" style:font-size-complex="11pt"/>
    </style:style>
    <style:style style:name="P61" style:family="paragraph" style:parent-style-name="Standard">
      <style:paragraph-properties fo:break-before="page"/>
      <style:text-properties style:font-name="DejaVu Sans Mono" fo:font-size="11pt" officeooo:rsid="012671ab" officeooo:paragraph-rsid="012df736" style:font-size-asian="11pt" style:font-size-complex="11pt"/>
    </style:style>
    <style:style style:name="P62" style:family="paragraph" style:parent-style-name="Standard">
      <style:text-properties style:font-name="DejaVu Sans Mono" fo:font-size="11pt" officeooo:rsid="012671ab" officeooo:paragraph-rsid="013591bd" style:font-size-asian="11pt" style:font-size-complex="11pt"/>
    </style:style>
    <style:style style:name="P63" style:family="paragraph" style:parent-style-name="Standard">
      <style:text-properties style:font-name="DejaVu Sans Mono" fo:font-size="11pt" officeooo:rsid="013df720" officeooo:paragraph-rsid="013df720" style:font-size-asian="11pt" style:font-size-complex="11pt"/>
    </style:style>
    <style:style style:name="P64" style:family="paragraph" style:parent-style-name="Standard">
      <style:text-properties style:font-name="DejaVu Sans Mono" fo:font-size="11pt" officeooo:rsid="0157cc9d" officeooo:paragraph-rsid="0157cc9d" style:font-size-asian="11pt" style:font-size-complex="11pt"/>
    </style:style>
    <style:style style:name="P65" style:family="paragraph" style:parent-style-name="Standard">
      <style:text-properties style:font-name="DejaVu Sans Mono" fo:font-size="11pt" officeooo:rsid="015b72cd" officeooo:paragraph-rsid="015b72cd" style:font-size-asian="11pt" style:font-size-complex="11pt"/>
    </style:style>
    <style:style style:name="P66" style:family="paragraph" style:parent-style-name="Standard">
      <style:text-properties style:font-name="DejaVu Sans Mono" fo:font-size="11pt" officeooo:rsid="01708fc0" officeooo:paragraph-rsid="01708fc0" style:font-size-asian="11pt" style:font-size-complex="11pt"/>
    </style:style>
    <style:style style:name="P67" style:family="paragraph" style:parent-style-name="Standard">
      <style:text-properties style:font-name="DejaVu Sans Mono" fo:font-size="11pt" officeooo:rsid="01709bcf" officeooo:paragraph-rsid="01709bcf" style:font-size-asian="11pt" style:font-size-complex="11pt"/>
    </style:style>
    <style:style style:name="P68" style:family="paragraph" style:parent-style-name="Standard">
      <style:text-properties style:font-name="DejaVu Sans Mono" fo:font-size="11pt" officeooo:rsid="01bc1721" officeooo:paragraph-rsid="01bc1721" style:font-size-asian="11pt" style:font-size-complex="11pt"/>
    </style:style>
    <style:style style:name="P69" style:family="paragraph" style:parent-style-name="Standard">
      <style:text-properties style:font-name="DejaVu Sans Mono" fo:font-size="11pt" officeooo:rsid="0198daaa" officeooo:paragraph-rsid="0198daaa" style:font-size-asian="11pt" style:font-size-complex="11pt"/>
    </style:style>
    <style:style style:name="P70" style:family="paragraph" style:parent-style-name="Standard">
      <style:text-properties style:font-name="DejaVu Sans Mono" fo:font-size="11pt" officeooo:rsid="0181d1de" officeooo:paragraph-rsid="0181d1de" style:font-size-asian="11pt" style:font-size-complex="11pt"/>
    </style:style>
    <style:style style:name="P71" style:family="paragraph" style:parent-style-name="Standard">
      <style:text-properties style:font-name="DejaVu Sans Mono" fo:font-size="11pt" officeooo:rsid="017981cc" officeooo:paragraph-rsid="017abc76" style:font-size-asian="11pt" style:font-size-complex="11pt"/>
    </style:style>
    <style:style style:name="P72" style:family="paragraph" style:parent-style-name="Standard">
      <style:text-properties style:font-name="DejaVu Sans Mono" fo:font-size="11pt" officeooo:rsid="01770019" officeooo:paragraph-rsid="017abc76" style:font-size-asian="11pt" style:font-size-complex="11pt"/>
    </style:style>
    <style:style style:name="P73" style:family="paragraph" style:parent-style-name="Standard">
      <style:text-properties style:font-name="DejaVu Sans Mono" fo:font-size="11pt" officeooo:rsid="017371ab" officeooo:paragraph-rsid="017371ab" style:font-size-asian="11pt" style:font-size-complex="11pt"/>
    </style:style>
    <style:style style:name="P74" style:family="paragraph" style:parent-style-name="Standard">
      <style:text-properties style:font-name="DejaVu Sans Mono" fo:font-size="11pt" officeooo:rsid="019723e2" officeooo:paragraph-rsid="019723e2" style:font-size-asian="11pt" style:font-size-complex="11pt"/>
    </style:style>
    <style:style style:name="P75" style:family="paragraph" style:parent-style-name="Standard">
      <style:text-properties style:font-name="DejaVu Sans Mono" fo:font-size="11pt" officeooo:rsid="01cff26f" officeooo:paragraph-rsid="01cff26f" style:font-size-asian="11pt" style:font-size-complex="11pt"/>
    </style:style>
    <style:style style:name="P76" style:family="paragraph" style:parent-style-name="Standard">
      <style:text-properties style:font-name="DejaVu Sans Mono" fo:font-size="11pt" officeooo:rsid="01ee473e" officeooo:paragraph-rsid="01f41cae" style:font-size-asian="11pt" style:font-size-complex="11pt"/>
    </style:style>
    <style:style style:name="P77" style:family="paragraph" style:parent-style-name="Standard">
      <style:text-properties style:font-name="DejaVu Sans Mono" fo:font-size="11pt" fo:font-weight="bold" officeooo:rsid="0114ccc1" officeooo:paragraph-rsid="0114ccc1" style:font-size-asian="11pt" style:font-weight-asian="bold" style:font-size-complex="11pt" style:font-weight-complex="bold"/>
    </style:style>
    <style:style style:name="P78" style:family="paragraph" style:parent-style-name="Standard">
      <style:text-properties style:font-name="DejaVu Sans Mono" fo:font-size="11pt" fo:font-weight="bold" officeooo:rsid="00f44e82" officeooo:paragraph-rsid="00f44e82" style:font-size-asian="11pt" style:font-weight-asian="bold" style:font-size-complex="11pt" style:font-weight-complex="bold"/>
    </style:style>
    <style:style style:name="P79" style:family="paragraph" style:parent-style-name="Standard">
      <style:text-properties style:font-name="DejaVu Sans Mono" fo:font-size="11pt" fo:font-weight="bold" officeooo:rsid="00f8ab52" officeooo:paragraph-rsid="00f8ab52" style:font-size-asian="11pt" style:font-weight-asian="bold" style:font-size-complex="11pt" style:font-weight-complex="bold"/>
    </style:style>
    <style:style style:name="P80" style:family="paragraph" style:parent-style-name="Standard">
      <style:paragraph-properties fo:break-before="page"/>
      <style:text-properties style:font-name="DejaVu Sans Mono" fo:font-size="11pt" fo:font-weight="bold" officeooo:rsid="00f8ab52" officeooo:paragraph-rsid="00f8ab52" style:font-size-asian="11pt" style:font-weight-asian="bold" style:font-size-complex="11pt" style:font-weight-complex="bold"/>
    </style:style>
    <style:style style:name="P81" style:family="paragraph" style:parent-style-name="Standard">
      <style:text-properties style:font-name="DejaVu Sans Mono" fo:font-size="11pt" fo:font-weight="bold" officeooo:rsid="01211111" officeooo:paragraph-rsid="01211111" style:font-size-asian="11pt" style:font-weight-asian="bold" style:font-size-complex="11pt" style:font-weight-complex="bold"/>
    </style:style>
    <style:style style:name="P82" style:family="paragraph" style:parent-style-name="Standard">
      <style:text-properties style:font-name="DejaVu Sans Mono" fo:font-size="11pt" fo:font-weight="bold" officeooo:rsid="0139192d" officeooo:paragraph-rsid="0139192d" style:font-size-asian="11pt" style:font-weight-asian="bold" style:font-size-complex="11pt" style:font-weight-complex="bold"/>
    </style:style>
    <style:style style:name="P83" style:family="paragraph" style:parent-style-name="Standard">
      <style:text-properties style:font-name="DejaVu Sans Mono" fo:font-size="11pt" fo:font-weight="bold" officeooo:rsid="013c7e16" officeooo:paragraph-rsid="013c7e16" style:font-size-asian="11pt" style:font-weight-asian="bold" style:font-size-complex="11pt" style:font-weight-complex="bold"/>
    </style:style>
    <style:style style:name="P84" style:family="paragraph" style:parent-style-name="Standard">
      <style:text-properties style:font-name="DejaVu Sans Mono" fo:font-size="11pt" fo:font-weight="bold" officeooo:rsid="013df720" officeooo:paragraph-rsid="013df720" style:font-size-asian="11pt" style:font-weight-asian="bold" style:font-size-complex="11pt" style:font-weight-complex="bold"/>
    </style:style>
    <style:style style:name="P85" style:family="paragraph" style:parent-style-name="Standard">
      <style:text-properties style:font-name="DejaVu Sans Mono" fo:font-size="11pt" fo:font-weight="bold" officeooo:rsid="0157cc9d" officeooo:paragraph-rsid="0157cc9d" style:font-size-asian="11pt" style:font-weight-asian="bold" style:font-size-complex="11pt" style:font-weight-complex="bold"/>
    </style:style>
    <style:style style:name="P86" style:family="paragraph" style:parent-style-name="Standard">
      <style:text-properties style:font-name="DejaVu Sans Mono" fo:font-size="11pt" fo:font-weight="bold" officeooo:rsid="015b72cd" officeooo:paragraph-rsid="015b72cd" style:font-size-asian="11pt" style:font-weight-asian="bold" style:font-size-complex="11pt" style:font-weight-complex="bold"/>
    </style:style>
    <style:style style:name="P87" style:family="paragraph" style:parent-style-name="Standard">
      <style:text-properties style:font-name="DejaVu Sans Mono" fo:font-size="11pt" fo:font-weight="bold" officeooo:rsid="019723e2" officeooo:paragraph-rsid="019723e2" style:font-size-asian="11pt" style:font-weight-asian="bold" style:font-size-complex="11pt" style:font-weight-complex="bold"/>
    </style:style>
    <style:style style:name="P88" style:family="paragraph" style:parent-style-name="Standard">
      <style:text-properties style:font-name="DejaVu Sans Mono" fo:font-size="11pt" fo:font-weight="normal" officeooo:rsid="012671ab" officeooo:paragraph-rsid="012b9d92" style:font-size-asian="11pt" style:font-weight-asian="normal" style:font-size-complex="11pt" style:font-weight-complex="normal"/>
    </style:style>
    <style:style style:name="P89" style:family="paragraph" style:parent-style-name="Standard">
      <style:text-properties style:font-name="DejaVu Sans Mono" fo:font-size="11pt" fo:font-weight="normal" officeooo:rsid="012671ab" officeooo:paragraph-rsid="013591bd" style:font-size-asian="11pt" style:font-weight-asian="normal" style:font-size-complex="11pt" style:font-weight-complex="normal"/>
    </style:style>
    <style:style style:name="P90" style:family="paragraph" style:parent-style-name="Standard">
      <style:text-properties style:font-name="DejaVu Sans Mono" fo:font-size="11pt" fo:font-weight="normal" officeooo:rsid="012671ab" officeooo:paragraph-rsid="01383686" style:font-size-asian="11pt" style:font-weight-asian="normal" style:font-size-complex="11pt" style:font-weight-complex="normal"/>
    </style:style>
    <style:style style:name="P91" style:family="paragraph" style:parent-style-name="Standard">
      <style:text-properties style:font-name="DejaVu Sans Mono" fo:font-size="11pt" fo:font-weight="normal" officeooo:rsid="013591bd" officeooo:paragraph-rsid="013591bd" style:font-size-asian="11pt" style:font-weight-asian="normal" style:font-size-complex="11pt" style:font-weight-complex="normal"/>
    </style:style>
    <style:style style:name="P92" style:family="paragraph" style:parent-style-name="Standard">
      <style:text-properties style:font-name="DejaVu Sans Mono" fo:font-size="11pt" fo:font-weight="normal" officeooo:rsid="013591bd" officeooo:paragraph-rsid="0136cccd" style:font-size-asian="11pt" style:font-weight-asian="normal" style:font-size-complex="11pt" style:font-weight-complex="normal"/>
    </style:style>
    <style:style style:name="P93" style:family="paragraph" style:parent-style-name="Standard">
      <style:text-properties style:font-name="DejaVu Sans Mono" fo:font-size="11pt" fo:font-weight="normal" officeooo:rsid="01383686" officeooo:paragraph-rsid="01383686" style:font-size-asian="11pt" style:font-weight-asian="normal" style:font-size-complex="11pt" style:font-weight-complex="normal"/>
    </style:style>
    <style:style style:name="P94" style:family="paragraph" style:parent-style-name="Standard">
      <style:text-properties style:font-name="DejaVu Sans Mono" fo:font-size="11pt" fo:font-weight="normal" officeooo:rsid="0139192d" officeooo:paragraph-rsid="01410a84" style:font-size-asian="11pt" style:font-weight-asian="normal" style:font-size-complex="11pt" style:font-weight-complex="normal"/>
    </style:style>
    <style:style style:name="P95" style:family="paragraph" style:parent-style-name="Standard">
      <style:text-properties style:font-name="DejaVu Sans Mono" fo:font-size="11pt" fo:font-weight="normal" officeooo:rsid="0139192d" officeooo:paragraph-rsid="0139192d" style:font-size-asian="11pt" style:font-weight-asian="normal" style:font-size-complex="11pt" style:font-weight-complex="normal"/>
    </style:style>
    <style:style style:name="P96" style:family="paragraph" style:parent-style-name="Standard">
      <style:text-properties style:font-name="DejaVu Sans Mono" fo:font-size="11pt" fo:font-weight="normal" officeooo:rsid="013c7e16" officeooo:paragraph-rsid="013c7e16" style:font-size-asian="11pt" style:font-weight-asian="normal" style:font-size-complex="11pt" style:font-weight-complex="normal"/>
    </style:style>
    <style:style style:name="P97" style:family="paragraph" style:parent-style-name="Standard">
      <style:text-properties style:font-name="DejaVu Sans Mono" fo:font-size="11pt" fo:font-weight="normal" officeooo:rsid="013c7e16" officeooo:paragraph-rsid="014cebe0" style:font-size-asian="11pt" style:font-weight-asian="normal" style:font-size-complex="11pt" style:font-weight-complex="normal"/>
    </style:style>
    <style:style style:name="P98" style:family="paragraph" style:parent-style-name="Standard">
      <style:text-properties style:font-name="DejaVu Sans Mono" fo:font-size="11pt" fo:font-weight="normal" officeooo:rsid="014cebe0" officeooo:paragraph-rsid="014cebe0" style:font-size-asian="11pt" style:font-weight-asian="normal" style:font-size-complex="11pt" style:font-weight-complex="normal"/>
    </style:style>
    <style:style style:name="P99" style:family="paragraph" style:parent-style-name="Standard">
      <style:text-properties style:font-name="DejaVu Sans Mono" fo:font-size="11pt" fo:font-weight="normal" officeooo:rsid="013df720" officeooo:paragraph-rsid="013df720" style:font-size-asian="11pt" style:font-weight-asian="normal" style:font-size-complex="11pt" style:font-weight-complex="normal"/>
    </style:style>
    <style:style style:name="P100" style:family="paragraph" style:parent-style-name="Standard">
      <style:text-properties style:font-name="DejaVu Sans Mono" fo:font-size="11pt" fo:font-weight="normal" officeooo:rsid="01cff26f" officeooo:paragraph-rsid="01cff26f" style:font-size-asian="11pt" style:font-weight-asian="normal" style:font-size-complex="11pt" style:font-weight-complex="normal"/>
    </style:style>
    <style:style style:name="P101" style:family="paragraph" style:parent-style-name="Standard">
      <style:text-properties style:font-name="DejaVu Sans Mono" officeooo:paragraph-rsid="00bfcab7"/>
    </style:style>
    <style:style style:name="P102" style:family="paragraph" style:parent-style-name="Subtitle">
      <style:text-properties style:font-name="DejaVu Sans Mono"/>
    </style:style>
    <style:style style:name="P103" style:family="paragraph" style:parent-style-name="Subtitle">
      <style:paragraph-properties fo:break-before="page"/>
      <style:text-properties style:font-name="DejaVu Sans Mono"/>
    </style:style>
    <style:style style:name="P104" style:family="paragraph" style:parent-style-name="Standard">
      <style:text-properties style:font-name="DejaVu Sans Mono" fo:font-size="11pt" officeooo:rsid="00bfcab7" officeooo:paragraph-rsid="00bfcab7" style:font-size-asian="11pt" style:font-size-complex="11pt"/>
    </style:style>
    <style:style style:name="P105" style:family="paragraph" style:parent-style-name="Standard">
      <style:text-properties style:font-name="DejaVu Sans Mono" fo:font-size="11pt" officeooo:rsid="01ef4220" officeooo:paragraph-rsid="01f41cae" style:font-size-asian="11pt" style:font-size-complex="11pt"/>
    </style:style>
    <style:style style:name="P106" style:family="paragraph" style:parent-style-name="Standard">
      <style:text-properties style:font-name="DejaVu Sans Mono" fo:font-size="11pt" officeooo:rsid="00c5c579" officeooo:paragraph-rsid="01f70cbe" style:font-size-asian="11pt" style:font-size-complex="11pt"/>
    </style:style>
    <style:style style:name="P107" style:family="paragraph" style:parent-style-name="Standard">
      <style:text-properties fo:color="#ffff00" loext:opacity="100%" style:font-name="DejaVu Sans Mono" fo:font-size="11pt" fo:font-weight="bold" officeooo:rsid="00feeea5" officeooo:paragraph-rsid="011f0c04" style:font-size-asian="11pt" style:font-weight-asian="bold" style:font-size-complex="11pt" style:font-weight-complex="bold"/>
    </style:style>
    <style:style style:name="P108" style:family="paragraph" style:parent-style-name="Standard">
      <style:text-properties fo:color="#ffff00" loext:opacity="100%" style:font-name="DejaVu Sans Mono" fo:font-size="11pt" officeooo:rsid="00feeea5" officeooo:paragraph-rsid="01042a8e" style:font-size-asian="11pt" style:font-size-complex="11pt"/>
    </style:style>
    <style:style style:name="P109" style:family="paragraph" style:parent-style-name="Standard">
      <style:text-properties fo:color="#ffff00" loext:opacity="100%" style:font-name="DejaVu Sans Mono" fo:font-size="11pt" officeooo:rsid="00feeea5" officeooo:paragraph-rsid="011143ff" style:font-size-asian="11pt" style:font-size-complex="11pt"/>
    </style:style>
    <style:style style:name="P110" style:family="paragraph" style:parent-style-name="Standard">
      <style:text-properties fo:color="#ffff00" loext:opacity="100%" style:font-name="DejaVu Sans Mono" fo:font-size="11pt" officeooo:rsid="00c5c579" officeooo:paragraph-rsid="01f70cbe" style:font-size-asian="11pt" style:font-size-complex="11pt"/>
    </style:style>
    <style:style style:name="T1" style:family="text">
      <style:text-properties officeooo:rsid="0007f708"/>
    </style:style>
    <style:style style:name="T2" style:family="text">
      <style:text-properties officeooo:rsid="00086175"/>
    </style:style>
    <style:style style:name="T3" style:family="text">
      <style:text-properties officeooo:rsid="0009ab2c"/>
    </style:style>
    <style:style style:name="T4" style:family="text">
      <style:text-properties officeooo:rsid="000afab4"/>
    </style:style>
    <style:style style:name="T5" style:family="text">
      <style:text-properties officeooo:rsid="000bdd19"/>
    </style:style>
    <style:style style:name="T6" style:family="text">
      <style:text-properties officeooo:rsid="000fc6a5"/>
    </style:style>
    <style:style style:name="T7" style:family="text">
      <style:text-properties officeooo:rsid="000ff3ec"/>
    </style:style>
    <style:style style:name="T8" style:family="text">
      <style:text-properties officeooo:rsid="0010940a"/>
    </style:style>
    <style:style style:name="T9" style:family="text">
      <style:text-properties officeooo:rsid="0010fd23"/>
    </style:style>
    <style:style style:name="T10" style:family="text">
      <style:text-properties officeooo:rsid="0013c716"/>
    </style:style>
    <style:style style:name="T11" style:family="text">
      <style:text-properties officeooo:rsid="00147c98"/>
    </style:style>
    <style:style style:name="T12" style:family="text">
      <style:text-properties officeooo:rsid="00163f43"/>
    </style:style>
    <style:style style:name="T13" style:family="text">
      <style:text-properties officeooo:rsid="001721cd"/>
    </style:style>
    <style:style style:name="T14" style:family="text">
      <style:text-properties style:text-underline-style="solid" style:text-underline-width="auto" style:text-underline-color="font-color" fo:font-weight="bold" officeooo:rsid="000fc6a5" style:font-weight-asian="bold" style:font-weight-complex="bold"/>
    </style:style>
    <style:style style:name="T15" style:family="text">
      <style:text-properties style:text-underline-style="solid" style:text-underline-width="auto" style:text-underline-color="font-color" fo:font-weight="bold" officeooo:rsid="0013c716" style:font-weight-asian="bold" style:font-weight-complex="bold"/>
    </style:style>
    <style:style style:name="T16" style:family="text">
      <style:text-properties style:text-underline-style="solid" style:text-underline-width="auto" style:text-underline-color="font-color" fo:font-weight="bold" officeooo:rsid="0010940a" style:font-weight-asian="bold" style:font-weight-complex="bold"/>
    </style:style>
    <style:style style:name="T17" style:family="text">
      <style:text-properties style:text-underline-style="none" fo:font-weight="bold" officeooo:rsid="000fc6a5" style:font-weight-asian="bold" style:font-weight-complex="bold"/>
    </style:style>
    <style:style style:name="T18" style:family="text">
      <style:text-properties style:text-underline-style="none" fo:font-weight="bold" officeooo:rsid="0013c716" style:font-weight-asian="bold" style:font-weight-complex="bold"/>
    </style:style>
    <style:style style:name="T19" style:family="text">
      <style:text-properties officeooo:rsid="001f9f7f"/>
    </style:style>
    <style:style style:name="T20" style:family="text">
      <style:text-properties officeooo:rsid="0023482c"/>
    </style:style>
    <style:style style:name="T21" style:family="text">
      <style:text-properties officeooo:rsid="00238150"/>
    </style:style>
    <style:style style:name="T22" style:family="text">
      <style:text-properties officeooo:rsid="0023d2ca"/>
    </style:style>
    <style:style style:name="T23" style:family="text">
      <style:text-properties officeooo:rsid="0024d47f"/>
    </style:style>
    <style:style style:name="T24" style:family="text">
      <style:text-properties officeooo:rsid="00286e80"/>
    </style:style>
    <style:style style:name="T25" style:family="text">
      <style:text-properties officeooo:rsid="002b9071"/>
    </style:style>
    <style:style style:name="T26" style:family="text">
      <style:text-properties officeooo:rsid="002c3e10"/>
    </style:style>
    <style:style style:name="T27" style:family="text">
      <style:text-properties officeooo:rsid="002cfe19"/>
    </style:style>
    <style:style style:name="T28" style:family="text">
      <style:text-properties officeooo:rsid="002ec480"/>
    </style:style>
    <style:style style:name="T29" style:family="text">
      <style:text-properties officeooo:rsid="002edc6e"/>
    </style:style>
    <style:style style:name="T30" style:family="text">
      <style:text-properties officeooo:rsid="0030a4c1"/>
    </style:style>
    <style:style style:name="T31" style:family="text">
      <style:text-properties officeooo:rsid="00326cd7"/>
    </style:style>
    <style:style style:name="T32" style:family="text">
      <style:text-properties officeooo:rsid="0033a007"/>
    </style:style>
    <style:style style:name="T33" style:family="text">
      <style:text-properties officeooo:rsid="00367c12"/>
    </style:style>
    <style:style style:name="T34" style:family="text">
      <style:text-properties officeooo:rsid="00384f26"/>
    </style:style>
    <style:style style:name="T35" style:family="text">
      <style:text-properties officeooo:rsid="0039d615"/>
    </style:style>
    <style:style style:name="T36" style:family="text">
      <style:text-properties officeooo:rsid="00438fe4"/>
    </style:style>
    <style:style style:name="T37" style:family="text">
      <style:text-properties officeooo:rsid="00457251"/>
    </style:style>
    <style:style style:name="T38" style:family="text">
      <style:text-properties officeooo:rsid="00471b77"/>
    </style:style>
    <style:style style:name="T39" style:family="text">
      <style:text-properties officeooo:rsid="00487a9d"/>
    </style:style>
    <style:style style:name="T40" style:family="text">
      <style:text-properties officeooo:rsid="004990bb"/>
    </style:style>
    <style:style style:name="T41" style:family="text">
      <style:text-properties officeooo:rsid="004a4e95"/>
    </style:style>
    <style:style style:name="T42" style:family="text">
      <style:text-properties officeooo:rsid="004a59ab"/>
    </style:style>
    <style:style style:name="T43" style:family="text">
      <style:text-properties officeooo:rsid="004a8719"/>
    </style:style>
    <style:style style:name="T44" style:family="text">
      <style:text-properties officeooo:rsid="00611cc7"/>
    </style:style>
    <style:style style:name="T45" style:family="text">
      <style:text-properties officeooo:rsid="0063a783"/>
    </style:style>
    <style:style style:name="T46" style:family="text">
      <style:text-properties officeooo:rsid="00641374"/>
    </style:style>
    <style:style style:name="T47" style:family="text">
      <style:text-properties officeooo:rsid="0065ae03"/>
    </style:style>
    <style:style style:name="T48" style:family="text">
      <style:text-properties officeooo:rsid="00684c5d"/>
    </style:style>
    <style:style style:name="T49" style:family="text">
      <style:text-properties officeooo:rsid="006af707"/>
    </style:style>
    <style:style style:name="T50" style:family="text">
      <style:text-properties officeooo:rsid="006c80d3"/>
    </style:style>
    <style:style style:name="T51" style:family="text">
      <style:text-properties officeooo:rsid="0072681d"/>
    </style:style>
    <style:style style:name="T52" style:family="text">
      <style:text-properties officeooo:rsid="0073a320"/>
    </style:style>
    <style:style style:name="T53" style:family="text">
      <style:text-properties officeooo:rsid="00778c28"/>
    </style:style>
    <style:style style:name="T54" style:family="text">
      <style:text-properties officeooo:rsid="0078a2d6"/>
    </style:style>
    <style:style style:name="T55" style:family="text">
      <style:text-properties officeooo:rsid="007a69fd"/>
    </style:style>
    <style:style style:name="T56" style:family="text">
      <style:text-properties officeooo:rsid="007c8cee"/>
    </style:style>
    <style:style style:name="T57" style:family="text">
      <style:text-properties officeooo:rsid="007cb464"/>
    </style:style>
    <style:style style:name="T58" style:family="text">
      <style:text-properties officeooo:rsid="007d5013"/>
    </style:style>
    <style:style style:name="T59" style:family="text">
      <style:text-properties officeooo:rsid="009009c7"/>
    </style:style>
    <style:style style:name="T60" style:family="text">
      <style:text-properties officeooo:rsid="00910fba"/>
    </style:style>
    <style:style style:name="T61" style:family="text">
      <style:text-properties officeooo:rsid="00980616"/>
    </style:style>
    <style:style style:name="T62" style:family="text">
      <style:text-properties officeooo:rsid="009a4dac"/>
    </style:style>
    <style:style style:name="T63" style:family="text">
      <style:text-properties officeooo:rsid="009d3b65"/>
    </style:style>
    <style:style style:name="T64" style:family="text">
      <style:text-properties officeooo:rsid="009f8163"/>
    </style:style>
    <style:style style:name="T65" style:family="text">
      <style:text-properties officeooo:rsid="00a1fb83"/>
    </style:style>
    <style:style style:name="T66" style:family="text">
      <style:text-properties officeooo:rsid="00a246ef"/>
    </style:style>
    <style:style style:name="T67" style:family="text">
      <style:text-properties officeooo:rsid="00af4536"/>
    </style:style>
    <style:style style:name="T68" style:family="text">
      <style:text-properties officeooo:rsid="00b004e7"/>
    </style:style>
    <style:style style:name="T69" style:family="text">
      <style:text-properties officeooo:rsid="00b82789"/>
    </style:style>
    <style:style style:name="T70" style:family="text">
      <style:text-properties officeooo:rsid="00b8f990"/>
    </style:style>
    <style:style style:name="T71" style:family="text">
      <style:text-properties officeooo:rsid="00bbe77b"/>
    </style:style>
    <style:style style:name="T72" style:family="text">
      <style:text-properties officeooo:rsid="00c28d8f"/>
    </style:style>
    <style:style style:name="T73" style:family="text">
      <style:text-properties officeooo:rsid="00c408ce"/>
    </style:style>
    <style:style style:name="T74" style:family="text">
      <style:text-properties officeooo:rsid="00c656f0"/>
    </style:style>
    <style:style style:name="T75" style:family="text">
      <style:text-properties officeooo:rsid="00c7d7b5"/>
    </style:style>
    <style:style style:name="T76" style:family="text">
      <style:text-properties officeooo:rsid="00ca309c"/>
    </style:style>
    <style:style style:name="T77" style:family="text">
      <style:text-properties officeooo:rsid="00ca6140"/>
    </style:style>
    <style:style style:name="T78" style:family="text">
      <style:text-properties officeooo:rsid="00ceb5f7"/>
    </style:style>
    <style:style style:name="T79" style:family="text">
      <style:text-properties officeooo:rsid="00d12919"/>
    </style:style>
    <style:style style:name="T80" style:family="text">
      <style:text-properties officeooo:rsid="00d260bb"/>
    </style:style>
    <style:style style:name="T81" style:family="text">
      <style:text-properties officeooo:rsid="00d9c505"/>
    </style:style>
    <style:style style:name="T82" style:family="text">
      <style:text-properties officeooo:rsid="00db04a9"/>
    </style:style>
    <style:style style:name="T83" style:family="text">
      <style:text-properties officeooo:rsid="00dc3a5a"/>
    </style:style>
    <style:style style:name="T84" style:family="text">
      <style:text-properties officeooo:rsid="00dce83e"/>
    </style:style>
    <style:style style:name="T85" style:family="text">
      <style:text-properties officeooo:rsid="00dd5f73"/>
    </style:style>
    <style:style style:name="T86" style:family="text">
      <style:text-properties officeooo:rsid="00e518e0"/>
    </style:style>
    <style:style style:name="T87" style:family="text">
      <style:text-properties officeooo:rsid="00e53e15"/>
    </style:style>
    <style:style style:name="T88" style:family="text">
      <style:text-properties officeooo:rsid="00e621d5"/>
    </style:style>
    <style:style style:name="T89" style:family="text">
      <style:text-properties officeooo:rsid="00e77b49"/>
    </style:style>
    <style:style style:name="T90" style:family="text">
      <style:text-properties officeooo:rsid="00e79586"/>
    </style:style>
    <style:style style:name="T91" style:family="text">
      <style:text-properties officeooo:rsid="00e87ea3"/>
    </style:style>
    <style:style style:name="T92" style:family="text">
      <style:text-properties officeooo:rsid="00e8ce34"/>
    </style:style>
    <style:style style:name="T93" style:family="text">
      <style:text-properties officeooo:rsid="00ea6d56"/>
    </style:style>
    <style:style style:name="T94" style:family="text">
      <style:text-properties officeooo:rsid="00eb68c7"/>
    </style:style>
    <style:style style:name="T95" style:family="text">
      <style:text-properties officeooo:rsid="00ebba93"/>
    </style:style>
    <style:style style:name="T96" style:family="text">
      <style:text-properties officeooo:rsid="00ed01b4"/>
    </style:style>
    <style:style style:name="T97" style:family="text">
      <style:text-properties officeooo:rsid="00ee2b15"/>
    </style:style>
    <style:style style:name="T98" style:family="text">
      <style:text-properties officeooo:rsid="00eff99a"/>
    </style:style>
    <style:style style:name="T99" style:family="text">
      <style:text-properties officeooo:rsid="00f1b6f4"/>
    </style:style>
    <style:style style:name="T100" style:family="text">
      <style:text-properties fo:font-weight="bold" style:font-weight-asian="bold" style:font-weight-complex="bold"/>
    </style:style>
    <style:style style:name="T101" style:family="text">
      <style:text-properties fo:font-weight="bold" officeooo:rsid="00dc3a5a" style:font-weight-asian="bold" style:font-weight-complex="bold"/>
    </style:style>
    <style:style style:name="T102" style:family="text">
      <style:text-properties fo:font-weight="bold" officeooo:rsid="00ca6140" style:font-weight-asian="bold" style:font-weight-complex="bold"/>
    </style:style>
    <style:style style:name="T103" style:family="text">
      <style:text-properties fo:font-weight="bold" officeooo:rsid="00ca309c" style:font-weight-asian="bold" style:font-weight-complex="bold"/>
    </style:style>
    <style:style style:name="T104" style:family="text">
      <style:text-properties fo:font-weight="bold" officeooo:rsid="00c656f0" style:font-weight-asian="bold" style:font-weight-complex="bold"/>
    </style:style>
    <style:style style:name="T105" style:family="text">
      <style:text-properties fo:font-weight="bold" officeooo:rsid="00d7fcb4" style:font-weight-asian="bold" style:font-weight-complex="bold"/>
    </style:style>
    <style:style style:name="T106" style:family="text">
      <style:text-properties fo:font-weight="bold" officeooo:rsid="00ca98b5" style:font-weight-asian="bold" style:font-weight-complex="bold"/>
    </style:style>
    <style:style style:name="T107" style:family="text">
      <style:text-properties fo:font-weight="bold" officeooo:rsid="00d9c505" style:font-weight-asian="bold" style:font-weight-complex="bold"/>
    </style:style>
    <style:style style:name="T108" style:family="text">
      <style:text-properties fo:font-weight="bold" officeooo:rsid="00d4401d" style:font-weight-asian="bold" style:font-weight-complex="bold"/>
    </style:style>
    <style:style style:name="T109" style:family="text">
      <style:text-properties fo:font-weight="bold" officeooo:rsid="00d66d59" style:font-weight-asian="bold" style:font-weight-complex="bold"/>
    </style:style>
    <style:style style:name="T110" style:family="text">
      <style:text-properties fo:font-weight="bold" officeooo:rsid="00c7d7b5" style:font-weight-asian="bold" style:font-weight-complex="bold"/>
    </style:style>
    <style:style style:name="T111" style:family="text">
      <style:text-properties fo:font-weight="bold" officeooo:rsid="00e621d5" style:font-weight-asian="bold" style:font-weight-complex="bold"/>
    </style:style>
    <style:style style:name="T112" style:family="text">
      <style:text-properties fo:font-weight="bold" officeooo:rsid="011b0c52" style:font-weight-asian="bold" style:font-weight-complex="bold"/>
    </style:style>
    <style:style style:name="T113" style:family="text">
      <style:text-properties fo:font-weight="bold" officeooo:rsid="011c1658" style:font-weight-asian="bold" style:font-weight-complex="bold"/>
    </style:style>
    <style:style style:name="T114" style:family="text">
      <style:text-properties fo:font-weight="bold" officeooo:rsid="00feeea5" style:font-weight-asian="bold" style:font-weight-complex="bold"/>
    </style:style>
    <style:style style:name="T115" style:family="text">
      <style:text-properties fo:font-weight="bold" officeooo:rsid="0122e113" style:font-weight-asian="bold" style:font-weight-complex="bold"/>
    </style:style>
    <style:style style:name="T116" style:family="text">
      <style:text-properties fo:font-weight="bold" officeooo:rsid="00c5c579" style:font-weight-asian="bold" style:font-weight-complex="bold"/>
    </style:style>
    <style:style style:name="T117" style:family="text">
      <style:text-properties fo:font-weight="bold" officeooo:rsid="010a84e9" style:font-weight-asian="bold" style:font-weight-complex="bold"/>
    </style:style>
    <style:style style:name="T118" style:family="text">
      <style:text-properties fo:font-weight="bold" officeooo:rsid="00eb68c7" style:font-weight-asian="bold" style:font-weight-complex="bold"/>
    </style:style>
    <style:style style:name="T119" style:family="text">
      <style:text-properties fo:font-weight="bold" officeooo:rsid="00eff99a" style:font-weight-asian="bold" style:font-weight-complex="bold"/>
    </style:style>
    <style:style style:name="T120" style:family="text">
      <style:text-properties fo:font-weight="bold" officeooo:rsid="00ebba93" style:font-weight-asian="bold" style:font-weight-complex="bold"/>
    </style:style>
    <style:style style:name="T121" style:family="text">
      <style:text-properties fo:font-weight="bold" officeooo:rsid="00ed01b4" style:font-weight-asian="bold" style:font-weight-complex="bold"/>
    </style:style>
    <style:style style:name="T122" style:family="text">
      <style:text-properties fo:font-weight="bold" officeooo:rsid="0101f582" style:font-weight-asian="bold" style:font-weight-complex="bold"/>
    </style:style>
    <style:style style:name="T123" style:family="text">
      <style:text-properties fo:font-weight="bold" officeooo:rsid="010bc9b2" style:font-weight-asian="bold" style:font-weight-complex="bold"/>
    </style:style>
    <style:style style:name="T124" style:family="text">
      <style:text-properties fo:font-weight="bold" officeooo:rsid="010d6c98" style:font-weight-asian="bold" style:font-weight-complex="bold"/>
    </style:style>
    <style:style style:name="T125" style:family="text">
      <style:text-properties fo:font-weight="bold" officeooo:rsid="01077c79" style:font-weight-asian="bold" style:font-weight-complex="bold"/>
    </style:style>
    <style:style style:name="T126" style:family="text">
      <style:text-properties fo:font-weight="bold" officeooo:rsid="011394a9" style:font-weight-asian="bold" style:font-weight-complex="bold"/>
    </style:style>
    <style:style style:name="T127" style:family="text">
      <style:text-properties fo:font-weight="bold" officeooo:rsid="010fcb1e" style:font-weight-asian="bold" style:font-weight-complex="bold"/>
    </style:style>
    <style:style style:name="T128" style:family="text">
      <style:text-properties fo:font-weight="bold" officeooo:rsid="0113127b" style:font-weight-asian="bold" style:font-weight-complex="bold"/>
    </style:style>
    <style:style style:name="T129" style:family="text">
      <style:text-properties fo:font-weight="bold" officeooo:rsid="015436fe" style:font-weight-asian="bold" style:font-weight-complex="bold"/>
    </style:style>
    <style:style style:name="T130" style:family="text">
      <style:text-properties fo:font-weight="bold" officeooo:rsid="015adc9b" style:font-weight-asian="bold" style:font-weight-complex="bold"/>
    </style:style>
    <style:style style:name="T131" style:family="text">
      <style:text-properties fo:font-weight="bold" officeooo:rsid="015f5644" style:font-weight-asian="bold" style:font-weight-complex="bold"/>
    </style:style>
    <style:style style:name="T132" style:family="text">
      <style:text-properties fo:font-weight="bold" officeooo:rsid="015ebf02" style:font-weight-asian="bold" style:font-weight-complex="bold"/>
    </style:style>
    <style:style style:name="T133" style:family="text">
      <style:text-properties fo:font-weight="bold" officeooo:rsid="015eb13d" style:font-weight-asian="bold" style:font-weight-complex="bold"/>
    </style:style>
    <style:style style:name="T134" style:family="text">
      <style:text-properties fo:font-weight="bold" officeooo:rsid="01f554f2" style:font-weight-asian="bold" style:font-weight-complex="bold"/>
    </style:style>
    <style:style style:name="T135" style:family="text">
      <style:text-properties fo:font-weight="bold" officeooo:rsid="01f8ba7a" style:font-weight-asian="bold" style:font-weight-complex="bold"/>
    </style:style>
    <style:style style:name="T136" style:family="text">
      <style:text-properties fo:font-weight="bold" officeooo:rsid="01f94c24" style:font-weight-asian="bold" style:font-weight-complex="bold"/>
    </style:style>
    <style:style style:name="T137" style:family="text">
      <style:text-properties officeooo:rsid="00fbba3f"/>
    </style:style>
    <style:style style:name="T138" style:family="text">
      <style:text-properties officeooo:rsid="00feeea5"/>
    </style:style>
    <style:style style:name="T139" style:family="text">
      <style:text-properties officeooo:rsid="00fff13c"/>
    </style:style>
    <style:style style:name="T140" style:family="text">
      <style:text-properties officeooo:rsid="0101f582"/>
    </style:style>
    <style:style style:name="T141" style:family="text">
      <style:text-properties officeooo:rsid="0101f6d3"/>
    </style:style>
    <style:style style:name="T142" style:family="text">
      <style:text-properties officeooo:rsid="01020734"/>
    </style:style>
    <style:style style:name="T143" style:family="text">
      <style:text-properties officeooo:rsid="0102ca85"/>
    </style:style>
    <style:style style:name="T144" style:family="text">
      <style:text-properties officeooo:rsid="01042a8e"/>
    </style:style>
    <style:style style:name="T145" style:family="text">
      <style:text-properties officeooo:rsid="01077c79"/>
    </style:style>
    <style:style style:name="T146" style:family="text">
      <style:text-properties officeooo:rsid="01090cac"/>
    </style:style>
    <style:style style:name="T147" style:family="text">
      <style:text-properties officeooo:rsid="010a690b"/>
    </style:style>
    <style:style style:name="T148" style:family="text">
      <style:text-properties officeooo:rsid="010a84e9"/>
    </style:style>
    <style:style style:name="T149" style:family="text">
      <style:text-properties officeooo:rsid="010fcb1e"/>
    </style:style>
    <style:style style:name="T150" style:family="text">
      <style:text-properties officeooo:rsid="011143ff"/>
    </style:style>
    <style:style style:name="T151" style:family="text">
      <style:text-properties officeooo:rsid="0116b4f7"/>
    </style:style>
    <style:style style:name="T152" style:family="text">
      <style:text-properties officeooo:rsid="0116f93d"/>
    </style:style>
    <style:style style:name="T153" style:family="text">
      <style:text-properties officeooo:rsid="01175514"/>
    </style:style>
    <style:style style:name="T154" style:family="text">
      <style:text-properties officeooo:rsid="011c1658"/>
    </style:style>
    <style:style style:name="T155" style:family="text">
      <style:text-properties fo:font-weight="normal" style:font-weight-asian="normal" style:font-weight-complex="normal"/>
    </style:style>
    <style:style style:name="T156" style:family="text">
      <style:text-properties fo:font-weight="normal" officeooo:rsid="011e1cd8" style:font-weight-asian="normal" style:font-weight-complex="normal"/>
    </style:style>
    <style:style style:name="T157" style:family="text">
      <style:text-properties fo:font-weight="normal" officeooo:rsid="01500415" style:font-weight-asian="normal" style:font-weight-complex="normal"/>
    </style:style>
    <style:style style:name="T158" style:family="text">
      <style:text-properties fo:font-weight="normal" officeooo:rsid="01523680" style:font-weight-asian="normal" style:font-weight-complex="normal"/>
    </style:style>
    <style:style style:name="T159" style:family="text">
      <style:text-properties fo:font-weight="normal" officeooo:rsid="0153ef7f" style:font-weight-asian="normal" style:font-weight-complex="normal"/>
    </style:style>
    <style:style style:name="T160" style:family="text">
      <style:text-properties fo:font-weight="normal" officeooo:rsid="015c4fc9" style:font-weight-asian="normal" style:font-weight-complex="normal"/>
    </style:style>
    <style:style style:name="T161" style:family="text">
      <style:text-properties fo:font-weight="normal" officeooo:rsid="015c776e" style:font-weight-asian="normal" style:font-weight-complex="normal"/>
    </style:style>
    <style:style style:name="T162" style:family="text">
      <style:text-properties fo:font-weight="normal" officeooo:rsid="015cfbff" style:font-weight-asian="normal" style:font-weight-complex="normal"/>
    </style:style>
    <style:style style:name="T163" style:family="text">
      <style:text-properties fo:font-weight="normal" officeooo:rsid="015eb13d" style:font-weight-asian="normal" style:font-weight-complex="normal"/>
    </style:style>
    <style:style style:name="T164" style:family="text">
      <style:text-properties fo:font-weight="normal" officeooo:rsid="015ebf02" style:font-weight-asian="normal" style:font-weight-complex="normal"/>
    </style:style>
    <style:style style:name="T165" style:family="text">
      <style:text-properties fo:font-weight="normal" officeooo:rsid="015f5644" style:font-weight-asian="normal" style:font-weight-complex="normal"/>
    </style:style>
    <style:style style:name="T166" style:family="text">
      <style:text-properties fo:font-weight="normal" officeooo:rsid="0165ddcc" style:font-weight-asian="normal" style:font-weight-complex="normal"/>
    </style:style>
    <style:style style:name="T167" style:family="text">
      <style:text-properties fo:font-weight="normal" officeooo:rsid="016efe94" style:font-weight-asian="normal" style:font-weight-complex="normal"/>
    </style:style>
    <style:style style:name="T168" style:family="text">
      <style:text-properties fo:font-weight="normal" officeooo:rsid="01726c75" style:font-weight-asian="normal" style:font-weight-complex="normal"/>
    </style:style>
    <style:style style:name="T169" style:family="text">
      <style:text-properties fo:font-weight="normal" officeooo:rsid="0172e6fe" style:font-weight-asian="normal" style:font-weight-complex="normal"/>
    </style:style>
    <style:style style:name="T170" style:family="text">
      <style:text-properties fo:font-weight="normal" officeooo:rsid="0173bf5d" style:font-weight-asian="normal" style:font-weight-complex="normal"/>
    </style:style>
    <style:style style:name="T171" style:family="text">
      <style:text-properties fo:font-weight="normal" officeooo:rsid="01779e19" style:font-weight-asian="normal" style:font-weight-complex="normal"/>
    </style:style>
    <style:style style:name="T172" style:family="text">
      <style:text-properties fo:font-weight="normal" officeooo:rsid="0183920e" style:font-weight-asian="normal" style:font-weight-complex="normal"/>
    </style:style>
    <style:style style:name="T173" style:family="text">
      <style:text-properties fo:font-weight="normal" officeooo:rsid="018b0d79" style:font-weight-asian="normal" style:font-weight-complex="normal"/>
    </style:style>
    <style:style style:name="T174" style:family="text">
      <style:text-properties fo:font-weight="normal" officeooo:rsid="018c8d55" style:font-weight-asian="normal" style:font-weight-complex="normal"/>
    </style:style>
    <style:style style:name="T175" style:family="text">
      <style:text-properties fo:font-weight="normal" officeooo:rsid="018e087d" style:font-weight-asian="normal" style:font-weight-complex="normal"/>
    </style:style>
    <style:style style:name="T176" style:family="text">
      <style:text-properties fo:font-weight="normal" officeooo:rsid="018f2eef" style:font-weight-asian="normal" style:font-weight-complex="normal"/>
    </style:style>
    <style:style style:name="T177" style:family="text">
      <style:text-properties fo:font-weight="normal" officeooo:rsid="01906912" style:font-weight-asian="normal" style:font-weight-complex="normal"/>
    </style:style>
    <style:style style:name="T178" style:family="text">
      <style:text-properties fo:font-weight="normal" officeooo:rsid="01925f10" style:font-weight-asian="normal" style:font-weight-complex="normal"/>
    </style:style>
    <style:style style:name="T179" style:family="text">
      <style:text-properties fo:font-weight="normal" officeooo:rsid="01930dd7" style:font-weight-asian="normal" style:font-weight-complex="normal"/>
    </style:style>
    <style:style style:name="T180" style:family="text">
      <style:text-properties fo:font-weight="normal" officeooo:rsid="0196ce91" style:font-weight-asian="normal" style:font-weight-complex="normal"/>
    </style:style>
    <style:style style:name="T181" style:family="text">
      <style:text-properties fo:font-weight="normal" officeooo:rsid="01985518" style:font-weight-asian="normal" style:font-weight-complex="normal"/>
    </style:style>
    <style:style style:name="T182" style:family="text">
      <style:text-properties fo:font-weight="normal" officeooo:rsid="01986b8e" style:font-weight-asian="normal" style:font-weight-complex="normal"/>
    </style:style>
    <style:style style:name="T183" style:family="text">
      <style:text-properties fo:font-weight="normal" officeooo:rsid="0198daaa" style:font-weight-asian="normal" style:font-weight-complex="normal"/>
    </style:style>
    <style:style style:name="T184" style:family="text">
      <style:text-properties fo:font-weight="normal" officeooo:rsid="019a93e2" style:font-weight-asian="normal" style:font-weight-complex="normal"/>
    </style:style>
    <style:style style:name="T185" style:family="text">
      <style:text-properties fo:font-weight="normal" officeooo:rsid="019b039c" style:font-weight-asian="normal" style:font-weight-complex="normal"/>
    </style:style>
    <style:style style:name="T186" style:family="text">
      <style:text-properties fo:font-weight="normal" officeooo:rsid="019b08c6" style:font-weight-asian="normal" style:font-weight-complex="normal"/>
    </style:style>
    <style:style style:name="T187" style:family="text">
      <style:text-properties fo:font-weight="normal" officeooo:rsid="019b3e61" style:font-weight-asian="normal" style:font-weight-complex="normal"/>
    </style:style>
    <style:style style:name="T188" style:family="text">
      <style:text-properties fo:font-weight="normal" officeooo:rsid="019c94a5" style:font-weight-asian="normal" style:font-weight-complex="normal"/>
    </style:style>
    <style:style style:name="T189" style:family="text">
      <style:text-properties fo:font-weight="normal" officeooo:rsid="019e83b1" style:font-weight-asian="normal" style:font-weight-complex="normal"/>
    </style:style>
    <style:style style:name="T190" style:family="text">
      <style:text-properties fo:font-weight="normal" officeooo:rsid="01a0765b" style:font-weight-asian="normal" style:font-weight-complex="normal"/>
    </style:style>
    <style:style style:name="T191" style:family="text">
      <style:text-properties fo:font-weight="normal" officeooo:rsid="01a0f3ed" style:font-weight-asian="normal" style:font-weight-complex="normal"/>
    </style:style>
    <style:style style:name="T192" style:family="text">
      <style:text-properties fo:font-weight="normal" officeooo:rsid="01a1990f" style:font-weight-asian="normal" style:font-weight-complex="normal"/>
    </style:style>
    <style:style style:name="T193" style:family="text">
      <style:text-properties fo:font-weight="normal" officeooo:rsid="01a2b7ad" style:font-weight-asian="normal" style:font-weight-complex="normal"/>
    </style:style>
    <style:style style:name="T194" style:family="text">
      <style:text-properties fo:font-weight="normal" officeooo:rsid="01a59821" style:font-weight-asian="normal" style:font-weight-complex="normal"/>
    </style:style>
    <style:style style:name="T195" style:family="text">
      <style:text-properties fo:font-weight="normal" officeooo:rsid="01a74879" style:font-weight-asian="normal" style:font-weight-complex="normal"/>
    </style:style>
    <style:style style:name="T196" style:family="text">
      <style:text-properties fo:font-weight="normal" officeooo:rsid="01a8d22f" style:font-weight-asian="normal" style:font-weight-complex="normal"/>
    </style:style>
    <style:style style:name="T197" style:family="text">
      <style:text-properties fo:font-weight="normal" officeooo:rsid="01a9bb75" style:font-weight-asian="normal" style:font-weight-complex="normal"/>
    </style:style>
    <style:style style:name="T198" style:family="text">
      <style:text-properties fo:font-weight="normal" officeooo:rsid="01aafe29" style:font-weight-asian="normal" style:font-weight-complex="normal"/>
    </style:style>
    <style:style style:name="T199" style:family="text">
      <style:text-properties fo:font-weight="normal" officeooo:rsid="01acfb24" style:font-weight-asian="normal" style:font-weight-complex="normal"/>
    </style:style>
    <style:style style:name="T200" style:family="text">
      <style:text-properties fo:font-weight="normal" officeooo:rsid="01b16e0f" style:font-weight-asian="normal" style:font-weight-complex="normal"/>
    </style:style>
    <style:style style:name="T201" style:family="text">
      <style:text-properties fo:font-weight="normal" officeooo:rsid="01b189e3" style:font-weight-asian="normal" style:font-weight-complex="normal"/>
    </style:style>
    <style:style style:name="T202" style:family="text">
      <style:text-properties fo:font-weight="normal" officeooo:rsid="01b231b1" style:font-weight-asian="normal" style:font-weight-complex="normal"/>
    </style:style>
    <style:style style:name="T203" style:family="text">
      <style:text-properties fo:font-weight="normal" officeooo:rsid="01b78d8c" style:font-weight-asian="normal" style:font-weight-complex="normal"/>
    </style:style>
    <style:style style:name="T204" style:family="text">
      <style:text-properties fo:font-weight="normal" officeooo:rsid="01b7e9ad" style:font-weight-asian="normal" style:font-weight-complex="normal"/>
    </style:style>
    <style:style style:name="T205" style:family="text">
      <style:text-properties fo:font-weight="normal" officeooo:rsid="01b990d0" style:font-weight-asian="normal" style:font-weight-complex="normal"/>
    </style:style>
    <style:style style:name="T206" style:family="text">
      <style:text-properties fo:font-weight="normal" officeooo:rsid="01bc1721" style:font-weight-asian="normal" style:font-weight-complex="normal"/>
    </style:style>
    <style:style style:name="T207" style:family="text">
      <style:text-properties fo:font-weight="normal" officeooo:rsid="01be0471" style:font-weight-asian="normal" style:font-weight-complex="normal"/>
    </style:style>
    <style:style style:name="T208" style:family="text">
      <style:text-properties fo:font-weight="normal" officeooo:rsid="01c13bb4" style:font-weight-asian="normal" style:font-weight-complex="normal"/>
    </style:style>
    <style:style style:name="T209" style:family="text">
      <style:text-properties fo:font-weight="normal" officeooo:rsid="01c28428" style:font-weight-asian="normal" style:font-weight-complex="normal"/>
    </style:style>
    <style:style style:name="T210" style:family="text">
      <style:text-properties fo:font-weight="normal" officeooo:rsid="01c3849f" style:font-weight-asian="normal" style:font-weight-complex="normal"/>
    </style:style>
    <style:style style:name="T211" style:family="text">
      <style:text-properties fo:font-weight="normal" officeooo:rsid="01c3dcbf" style:font-weight-asian="normal" style:font-weight-complex="normal"/>
    </style:style>
    <style:style style:name="T212" style:family="text">
      <style:text-properties fo:font-weight="normal" officeooo:rsid="01c81e57" style:font-weight-asian="normal" style:font-weight-complex="normal"/>
    </style:style>
    <style:style style:name="T213" style:family="text">
      <style:text-properties fo:font-weight="normal" officeooo:rsid="01ca0002" style:font-weight-asian="normal" style:font-weight-complex="normal"/>
    </style:style>
    <style:style style:name="T214" style:family="text">
      <style:text-properties fo:font-weight="normal" officeooo:rsid="01cade87" style:font-weight-asian="normal" style:font-weight-complex="normal"/>
    </style:style>
    <style:style style:name="T215" style:family="text">
      <style:text-properties fo:font-weight="normal" officeooo:rsid="01cc9f4f" style:font-weight-asian="normal" style:font-weight-complex="normal"/>
    </style:style>
    <style:style style:name="T216" style:family="text">
      <style:text-properties fo:font-weight="normal" officeooo:rsid="01cea057" style:font-weight-asian="normal" style:font-weight-complex="normal"/>
    </style:style>
    <style:style style:name="T217" style:family="text">
      <style:text-properties fo:font-weight="normal" officeooo:rsid="01f554f2" style:font-weight-asian="normal" style:font-weight-complex="normal"/>
    </style:style>
    <style:style style:name="T218" style:family="text">
      <style:text-properties fo:font-weight="normal" officeooo:rsid="01f6c58d" style:font-weight-asian="normal" style:font-weight-complex="normal"/>
    </style:style>
    <style:style style:name="T219" style:family="text">
      <style:text-properties fo:font-weight="normal" officeooo:rsid="013591bd" style:font-weight-asian="normal" style:font-weight-complex="normal"/>
    </style:style>
    <style:style style:name="T220" style:family="text">
      <style:text-properties fo:font-weight="normal" officeooo:rsid="01472844" style:font-weight-asian="normal" style:font-weight-complex="normal"/>
    </style:style>
    <style:style style:name="T221" style:family="text">
      <style:text-properties fo:font-weight="normal" officeooo:rsid="0147b94c" style:font-weight-asian="normal" style:font-weight-complex="normal"/>
    </style:style>
    <style:style style:name="T222" style:family="text">
      <style:text-properties officeooo:rsid="0120a639"/>
    </style:style>
    <style:style style:name="T223" style:family="text">
      <style:text-properties officeooo:rsid="01240218"/>
    </style:style>
    <style:style style:name="T224" style:family="text">
      <style:text-properties officeooo:rsid="0130406e"/>
    </style:style>
    <style:style style:name="T225" style:family="text">
      <style:text-properties officeooo:rsid="013591bd"/>
    </style:style>
    <style:style style:name="T226" style:family="text">
      <style:text-properties officeooo:rsid="01383686"/>
    </style:style>
    <style:style style:name="T227" style:family="text">
      <style:text-properties officeooo:rsid="01410a84"/>
    </style:style>
    <style:style style:name="T228" style:family="text">
      <style:text-properties officeooo:rsid="0142a16a"/>
    </style:style>
    <style:style style:name="T229" style:family="text">
      <style:text-properties officeooo:rsid="0142a9d9"/>
    </style:style>
    <style:style style:name="T230" style:family="text">
      <style:text-properties officeooo:rsid="01472844"/>
    </style:style>
    <style:style style:name="T231" style:family="text">
      <style:text-properties fo:font-style="italic" style:font-style-asian="italic" style:font-style-complex="italic"/>
    </style:style>
    <style:style style:name="T232" style:family="text">
      <style:text-properties fo:font-style="italic" officeooo:rsid="0116b4f7" style:font-style-asian="italic" style:font-style-complex="italic"/>
    </style:style>
    <style:style style:name="T233" style:family="text">
      <style:text-properties fo:font-style="italic" officeooo:rsid="00ea6d56" style:font-style-asian="italic" style:font-style-complex="italic"/>
    </style:style>
    <style:style style:name="T234" style:family="text">
      <style:text-properties fo:font-style="italic" officeooo:rsid="00fbba3f" style:font-style-asian="italic" style:font-style-complex="italic"/>
    </style:style>
    <style:style style:name="T235" style:family="text">
      <style:text-properties fo:font-style="italic" officeooo:rsid="0120a639" style:font-style-asian="italic" style:font-style-complex="italic"/>
    </style:style>
    <style:style style:name="T236" style:family="text">
      <style:text-properties fo:font-style="italic" officeooo:rsid="014acfad" style:font-style-asian="italic" style:font-style-complex="italic"/>
    </style:style>
    <style:style style:name="T237" style:family="text">
      <style:text-properties fo:font-style="italic" officeooo:rsid="014cba36" style:font-style-asian="italic" style:font-style-complex="italic"/>
    </style:style>
    <style:style style:name="T238" style:family="text">
      <style:text-properties fo:font-style="italic" officeooo:rsid="014cebe0" style:font-style-asian="italic" style:font-style-complex="italic"/>
    </style:style>
    <style:style style:name="T239" style:family="text">
      <style:text-properties fo:font-style="italic" officeooo:rsid="014e1bb3" style:font-style-asian="italic" style:font-style-complex="italic"/>
    </style:style>
    <style:style style:name="T240" style:family="text">
      <style:text-properties fo:font-style="italic" fo:font-weight="normal" officeooo:rsid="01985518" style:font-style-asian="italic" style:font-weight-asian="normal" style:font-style-complex="italic" style:font-weight-complex="normal"/>
    </style:style>
    <style:style style:name="T241" style:family="text">
      <style:text-properties fo:font-style="italic" fo:font-weight="normal" officeooo:rsid="01986b8e" style:font-style-asian="italic" style:font-weight-asian="normal" style:font-style-complex="italic" style:font-weight-complex="normal"/>
    </style:style>
    <style:style style:name="T242" style:family="text">
      <style:text-properties fo:font-style="italic" fo:font-weight="normal" officeooo:rsid="01472844" style:font-style-asian="italic" style:font-weight-asian="normal" style:font-style-complex="italic" style:font-weight-complex="normal"/>
    </style:style>
    <style:style style:name="T243" style:family="text">
      <style:text-properties officeooo:rsid="014a55e6"/>
    </style:style>
    <style:style style:name="T244" style:family="text">
      <style:text-properties officeooo:rsid="014acfad"/>
    </style:style>
    <style:style style:name="T245" style:family="text">
      <style:text-properties fo:font-style="normal" officeooo:rsid="014acfad" style:font-style-asian="normal" style:font-style-complex="normal"/>
    </style:style>
    <style:style style:name="T246" style:family="text">
      <style:text-properties fo:font-style="normal" fo:font-weight="bold" officeooo:rsid="015742b7" style:font-style-asian="normal" style:font-weight-asian="bold" style:font-style-complex="normal" style:font-weight-complex="bold"/>
    </style:style>
    <style:style style:name="T247" style:family="text">
      <style:text-properties fo:font-style="normal" fo:font-weight="bold" officeooo:rsid="0157cc9d" style:font-style-asian="normal" style:font-weight-asian="bold" style:font-style-complex="normal" style:font-weight-complex="bold"/>
    </style:style>
    <style:style style:name="T248" style:family="text">
      <style:text-properties officeooo:rsid="014cba36"/>
    </style:style>
    <style:style style:name="T249" style:family="text">
      <style:text-properties officeooo:rsid="014cebe0"/>
    </style:style>
    <style:style style:name="T250" style:family="text">
      <style:text-properties officeooo:rsid="014e02f0"/>
    </style:style>
    <style:style style:name="T251" style:family="text">
      <style:text-properties officeooo:rsid="014e1bb3"/>
    </style:style>
    <style:style style:name="T252" style:family="text">
      <style:text-properties officeooo:rsid="015436fe"/>
    </style:style>
    <style:style style:name="T253" style:family="text">
      <style:text-properties officeooo:rsid="015572f1"/>
    </style:style>
    <style:style style:name="T254" style:family="text">
      <style:text-properties officeooo:rsid="015742b7"/>
    </style:style>
    <style:style style:name="T255" style:family="text">
      <style:text-properties officeooo:rsid="0159f490"/>
    </style:style>
    <style:style style:name="T256" style:family="text">
      <style:text-properties officeooo:rsid="015adc9b"/>
    </style:style>
    <style:style style:name="T257" style:family="text">
      <style:text-properties officeooo:rsid="01a74879"/>
    </style:style>
    <style:style style:name="T258" style:family="text">
      <style:text-properties officeooo:rsid="01d5468c"/>
    </style:style>
    <style:style style:name="T259" style:family="text">
      <style:text-properties officeooo:rsid="01d609b1"/>
    </style:style>
    <style:style style:name="T260" style:family="text">
      <style:text-properties officeooo:rsid="01d697ef"/>
    </style:style>
    <style:style style:name="T261" style:family="text">
      <style:text-properties officeooo:rsid="01d85b1f"/>
    </style:style>
    <style:style style:name="T262" style:family="text">
      <style:text-properties officeooo:rsid="01da8990"/>
    </style:style>
    <style:style style:name="T263" style:family="text">
      <style:text-properties officeooo:rsid="01daa297"/>
    </style:style>
    <style:style style:name="T264" style:family="text">
      <style:text-properties officeooo:rsid="01dfca89"/>
    </style:style>
    <style:style style:name="T265" style:family="text">
      <style:text-properties officeooo:rsid="01e0ae91"/>
    </style:style>
    <style:style style:name="T266" style:family="text">
      <style:text-properties fo:font-size="11pt" officeooo:rsid="0024d47f" style:font-size-asian="11pt" style:font-size-complex="11pt"/>
    </style:style>
    <style:style style:name="T267" style:family="text">
      <style:text-properties fo:font-size="11pt" officeooo:rsid="00286e80" style:font-size-asian="11pt" style:font-size-complex="11pt"/>
    </style:style>
    <style:style style:name="T268" style:family="text">
      <style:text-properties fo:font-size="11pt" officeooo:rsid="0026d27b" style:font-size-asian="11pt" style:font-size-complex="11pt"/>
    </style:style>
    <style:style style:name="T269" style:family="text">
      <style:text-properties fo:font-size="11pt" officeooo:rsid="003f9afe" style:font-size-asian="11pt" style:font-size-complex="11pt"/>
    </style:style>
    <style:style style:name="T270" style:family="text">
      <style:text-properties fo:font-size="11pt" officeooo:rsid="003ae722" style:font-size-asian="11pt" style:font-size-complex="11pt"/>
    </style:style>
    <style:style style:name="T271" style:family="text">
      <style:text-properties fo:font-size="11pt" officeooo:rsid="003b09c3" style:font-size-asian="11pt" style:font-size-complex="11pt"/>
    </style:style>
    <style:style style:name="T272" style:family="text">
      <style:text-properties fo:font-size="11pt" officeooo:rsid="003ed198" style:font-size-asian="11pt" style:font-size-complex="11pt"/>
    </style:style>
    <style:style style:name="T273" style:family="text">
      <style:text-properties fo:font-size="11pt" officeooo:rsid="003cf0a0" style:font-size-asian="11pt" style:font-size-complex="11pt"/>
    </style:style>
    <style:style style:name="T274" style:family="text">
      <style:text-properties fo:font-size="11pt" officeooo:rsid="00827b3c" style:font-size-asian="11pt" style:font-size-complex="11pt"/>
    </style:style>
    <style:style style:name="T275" style:family="text">
      <style:text-properties fo:font-size="11pt" officeooo:rsid="007fff2d" style:font-size-asian="11pt" style:font-size-complex="11pt"/>
    </style:style>
    <style:style style:name="T276" style:family="text">
      <style:text-properties fo:font-size="11pt" officeooo:rsid="0085495b" style:font-size-asian="11pt" style:font-size-complex="11pt"/>
    </style:style>
    <style:style style:name="T277" style:family="text">
      <style:text-properties fo:font-size="11pt" officeooo:rsid="008d61eb" style:font-size-asian="11pt" style:font-size-complex="11pt"/>
    </style:style>
    <style:style style:name="T278" style:family="text">
      <style:text-properties fo:font-size="11pt" officeooo:rsid="00b2ab2b" style:font-size-asian="11pt" style:font-size-complex="11pt"/>
    </style:style>
    <style:style style:name="T279" style:family="text">
      <style:text-properties fo:font-size="11pt" officeooo:rsid="00b2ce26" style:font-size-asian="11pt" style:font-size-complex="11pt"/>
    </style:style>
    <style:style style:name="T280" style:family="text">
      <style:text-properties fo:font-size="11pt" officeooo:rsid="00b54108" style:font-size-asian="11pt" style:font-size-complex="11pt"/>
    </style:style>
    <style:style style:name="T281" style:family="text">
      <style:text-properties fo:font-size="11pt" officeooo:rsid="00bfcab7" style:font-size-asian="11pt" style:font-size-complex="11pt"/>
    </style:style>
    <style:style style:name="T282" style:family="text">
      <style:text-properties officeooo:rsid="01e5621d"/>
    </style:style>
    <style:style style:name="T283" style:family="text">
      <style:text-properties officeooo:rsid="01e946b9"/>
    </style:style>
    <style:style style:name="T284" style:family="text">
      <style:text-properties officeooo:rsid="01ea8266"/>
    </style:style>
    <style:style style:name="T285" style:family="text">
      <style:text-properties officeooo:rsid="01eb1cae"/>
    </style:style>
    <style:style style:name="T286" style:family="text">
      <style:text-properties officeooo:rsid="01ef4220"/>
    </style:style>
    <style:style style:name="T287" style:family="text">
      <style:text-properties officeooo:rsid="01f08d66"/>
    </style:style>
    <style:style style:name="T288" style:family="text">
      <style:text-properties officeooo:rsid="01f554f2"/>
    </style:style>
    <style:style style:name="T289" style:family="text">
      <style:text-properties officeooo:rsid="01fa5c99"/>
    </style:style>
    <style:style style:name="T290" style:family="text">
      <style:text-properties officeooo:rsid="01fd73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Retro_6809 Design Document – 24 April 2923</text:p>
      <text:p text:style-name="P1"/>
      <text:p text:style-name="P2">This project is to be an emulated 6809 processor based micro-computer to be developed around a pair of Raspberry PI PICO micro-controllers and a 64k QSPI static RAM chip <text:span text:style-name="T1">as an external video buffer. Other chips may be needed to implement USB for mouse, keyboard, and game controllers. Because the older retro style audio chips are no longer in production, FM audio synthesis will be emulated via one of the PICO cores. </text:span><text:span text:style-name="T3">Graphics will also be emulated using another core. </text:span><text:span text:style-name="T2">This is to be kind of a “What if?” 80’s style retro computer.</text:span></text:p>
      <text:p text:style-name="P2"/>
      <text:p text:style-name="P6">Two Raspberry PI PICO micro-controllers will be used. Each of which has two M0 cores, 260mb RAM, and 2gb flash storage. PICO one, codenamed “TONI”, will drive the 6809 emulation (and 64k mapped memory) and video emulation with its two cores. PICO two, codenamed “KIMI”, will drive both FM synthesis and sampled sound as well as the main event dispatch unit for input and output. <text:span text:style-name="T4">A single serial (QSPI) static RAM chip will act as a video buffer for the graphics </text:span><text:span text:style-name="T5">display modes </text:span><text:span text:style-name="T73">(or TONI’s graphics buffer)</text:span><text:span text:style-name="T5">.</text:span></text:p>
      <text:p text:style-name="P7"/>
      <text:p text:style-name="P11">Text modes will use a short block of internal memory (TONI) for its display buffer. Graphics modes will use the external serial RAM for its buffer. Simple sprite and tile graphics may be implemented in future versions.</text:p>
      <text:p text:style-name="P7"/>
      <text:p text:style-name="P6"><text:tab/><text:span text:style-name="T17">TONI:</text:span></text:p>
      <text:p text:style-name="P6"><text:tab/><text:tab/><text:span text:style-name="T14">Core One</text:span><text:span text:style-name="T6"> – 6809 emulation and 64k mapped memory.</text:span></text:p>
      <text:p text:style-name="P6"><text:tab/><text:tab/><text:tab/><text:span text:style-name="T7">This includes implementation of all of the “hardware”</text:span></text:p>
      <text:p text:style-name="P6"/>
      <text:p text:style-name="P6"><text:tab/><text:tab/><text:tab/><text:span text:style-name="T7">registers within the 6809 addressable memory.</text:span></text:p>
      <text:p text:style-name="P6"><text:tab/><text:tab/><text:span text:style-name="T16">Core Two</text:span><text:span text:style-name="T8"> – Video implementation. This core will render the</text:span></text:p>
      <text:p text:style-name="P6"><text:tab/><text:tab/><text:tab/><text:span text:style-name="T8">text display modes from a block of TONI’s memory, but </text:span></text:p>
      <text:p text:style-name="P6"><text:tab/><text:tab/><text:tab/><text:span text:style-name="T8">will also display the graphics modes that use the </text:span></text:p>
      <text:p text:style-name="P8"><text:tab/><text:tab/><text:tab/><text:span text:style-name="T8">external 64k static memory chip as a buffer. </text:span><text:span text:style-name="T62">Pixel based </text:span></text:p>
      <text:p text:style-name="P13"><text:tab/><text:tab/><text:tab/>display modes will always display behind the last selected </text:p>
      <text:p text:style-name="P8"><text:tab/><text:tab/><text:tab/><text:span text:style-name="T62">text modes. Text will be overlayed with alpha transparency. </text:span></text:p>
      <text:p text:style-name="P8"><text:tab/><text:tab/><text:tab/><text:span text:style-name="T62">S</text:span><text:span text:style-name="T9">prites and/or tiles may be implemented in the future using</text:span></text:p>
      <text:p text:style-name="P6"><text:tab/><text:tab/><text:tab/><text:span text:style-name="T9">the external ram chip </text:span><text:span text:style-name="T72">or TONI’s graphics buffer</text:span><text:span text:style-name="T9">.</text:span></text:p>
      <text:p text:style-name="P6"/>
      <text:p text:style-name="P6"><text:tab/><text:span text:style-name="T18">KIMI:</text:span></text:p>
      <text:p text:style-name="P9"><text:tab/><text:tab/><text:span text:style-name="T15">Core One</text:span><text:span text:style-name="T10"> – </text:span><text:span text:style-name="T11">Event dispatch. This core will handle the </text:span></text:p>
      <text:p text:style-name="P14"><text:tab/><text:tab/><text:tab/>dispatching of input/output events such as: Keyboard,</text:p>
      <text:p text:style-name="P9"><text:tab/><text:tab/><text:tab/><text:span text:style-name="T11">mouse, game-pads, serial ports, GPIO via two USB ports</text:span></text:p>
      <text:p text:style-name="P9"><text:tab/><text:tab/><text:tab/><text:span text:style-name="T11">and/or SPI, QSPI, </text:span><text:span text:style-name="T19">UART</text:span><text:span text:style-name="T11"> or parallel </text:span><text:span text:style-name="T12">pins </text:span><text:span text:style-name="T11">(GPIO).</text:span></text:p>
      <text:p text:style-name="P9"/>
      <text:p text:style-name="P10"><text:tab/><text:tab/><text:span text:style-name="T15">Core Two</text:span><text:span text:style-name="T10"> – </text:span><text:span text:style-name="T13">Audio. This core supports both emulated FM</text:span></text:p>
      <text:p text:style-name="P15"><text:tab/><text:tab/><text:tab/>synthesis as well as 8-bit DAC (digital to audio).</text:p>
      <text:p text:style-name="P12"/>
      <text:p text:style-name="P3"><text:tab/><text:span text:style-name="T63">64K Quad Serial Static RAM:</text:span></text:p>
      <text:p text:style-name="P4"><text:tab/><text:tab/><text:span text:style-name="T63">Will be used for pixel graphics display information. Display RAM</text:span></text:p>
      <text:p text:style-name="P4"><text:tab/><text:tab/><text:span text:style-name="T63">above what is required for the selected graphics display mode</text:span></text:p>
      <text:p text:style-name="P5"><text:span text:style-name="T63"><text:tab/><text:tab/>can be used to define tiles and/or sprites. </text:span><text:span text:style-name="T64">With optimization, </text:span></text:p>
      <text:p text:style-name="P5"><text:span text:style-name="T64"><text:tab/><text:tab/>It may be possible to fit this into TONI’s </text:span><text:span text:style-name="T65">260k </text:span><text:span text:style-name="T66">of </text:span><text:span text:style-name="T64">memory.</text:span></text:p>
      <text:p text:style-name="P103">Video Modes:</text:p>
      <text:p text:style-name="P16"/>
      <text:p text:style-name="P17">The text modes include both text glyph based, pixel based, and tile based graphics modes with sprites. Sprites and tile based modes are reserved for future implementation. <text:span text:style-name="T21">Graphics modes will use a 16x10 </text:span><text:span text:style-name="T22">(1.6) </text:span><text:span text:style-name="T21">aspect ratio with pixel scan rates of 640x400 </text:span><text:span text:style-name="T23">and 512x320.</text:span></text:p>
      <text:p text:style-name="P17"/>
      <text:p text:style-name="P101"><text:span text:style-name="T266">Double scan and Quad scan modes </text:span><text:span text:style-name="T267">in horizontal and/or vertical direction should be implemented. </text:span><text:span text:style-name="T268">Text glyphs should be based on an 8x8 pixel grid, but 8x12 and 8x16 glyphs might prove to be useful. </text:span><text:span text:style-name="T269">While ultimately only 12-bits are sent to the digital to analog ladder for display, a</text:span><text:span text:style-name="T270">ll display modes are to be palletized </text:span><text:span text:style-name="T271">into 1</text:span><text:span text:style-name="T272">6</text:span><text:span text:style-name="T271">-bit </text:span><text:span text:style-name="T273">(</text:span><text:span text:style-name="T271">a4 r4 g4 b4</text:span><text:span text:style-name="T273">)</text:span><text:span text:style-name="T271"> display information</text:span><text:span text:style-name="T270">. </text:span><text:span text:style-name="T269">Yes, an alpha channel is to be included for transparent colors. </text:span><text:span text:style-name="T274">The last t</text:span><text:span text:style-name="T275">ext mode will be displayed in front of </text:span><text:span text:style-name="T276">the </text:span><text:span text:style-name="T275">graphics mode </text:span><text:span text:style-name="T276">while</text:span><text:span text:style-name="T275"> utilizing alpha </text:span><text:span text:style-name="T277">transparency</text:span><text:span text:style-name="T275">. </text:span><text:span text:style-name="T278">Both text and graphics are “always on.” </text:span></text:p>
      <text:p text:style-name="P101"/>
      <text:p text:style-name="P101"><text:span text:style-name="T279">Tile modes and Sprites will </text:span><text:span text:style-name="T280">likely </text:span><text:span text:style-name="T279">be implemented later. </text:span><text:span text:style-name="T281">Their basic </text:span></text:p>
      <text:p text:style-name="P104">framework should, however, be implemented in skeleton form.</text:p>
      <text:p text:style-name="P19"/>
      <text:p text:style-name="P20">Pixel scan / <text:span text:style-name="T41">graphics</text:span> modes (<text:span text:style-name="T41">64k buffer</text:span>):</text:p>
      <text:p text:style-name="P20"><text:tab/><text:span text:style-name="T42">Mode:<text:tab/></text:span><text:span text:style-name="T27">Res:<text:tab/><text:tab/>1-bpp:<text:tab/></text:span><text:span text:style-name="T31">2-bpp:<text:tab/></text:span><text:span text:style-name="T32">4-bpp:<text:tab/></text:span><text:span text:style-name="T33">8-bpp:</text:span></text:p>
      <text:p text:style-name="P20"><text:tab/><text:tab/><text:tab/><text:tab/><text:span text:style-name="T35">(2 clr)<text:tab/>(4 clr)<text:tab/>(16 clr)<text:tab/>(256 clr)</text:span></text:p>
      <text:p text:style-name="P20"><text:tab/><text:span text:style-name="T42">00<text:tab/></text:span><text:span text:style-name="T24">640x400<text:tab/></text:span><text:span text:style-name="T26">32000<text:tab/><text:tab/></text:span><text:span text:style-name="T31">64000<text:tab/><text:tab/>…<text:tab/><text:tab/>… </text:span></text:p>
      <text:p text:style-name="P20"><text:tab/><text:span text:style-name="T42">01<text:tab/></text:span><text:span text:style-name="T24">640x200<text:tab/></text:span><text:span text:style-name="T26">16000<text:tab/><text:tab/></text:span><text:span text:style-name="T31">32000<text:tab/><text:tab/></text:span><text:span text:style-name="T32">64000<text:tab/><text:tab/>… </text:span></text:p>
      <text:p text:style-name="P20"><text:tab/><text:span text:style-name="T42">02<text:tab/></text:span><text:span text:style-name="T24">640x100<text:tab/></text:span><text:span text:style-name="T26">8000<text:tab/><text:tab/></text:span><text:span text:style-name="T31">16000<text:tab/><text:tab/></text:span><text:span text:style-name="T32">32000<text:tab/><text:tab/></text:span><text:span text:style-name="T33">64000</text:span></text:p>
      <text:p text:style-name="P20"><text:tab/><text:span text:style-name="T42">03</text:span><text:tab/><text:span text:style-name="T25">320x400<text:tab/></text:span><text:span text:style-name="T26">16000<text:tab/><text:tab/></text:span><text:span text:style-name="T31">32000<text:tab/><text:tab/></text:span><text:span text:style-name="T32">64000<text:tab/><text:tab/>… </text:span></text:p>
      <text:p text:style-name="P20"><text:tab/><text:span text:style-name="T42">04<text:tab/></text:span><text:span text:style-name="T25">320x200<text:tab/></text:span><text:span text:style-name="T26">8000<text:tab/><text:tab/></text:span><text:span text:style-name="T31">16000<text:tab/><text:tab/></text:span><text:span text:style-name="T32">32000<text:tab/><text:tab/></text:span><text:span text:style-name="T33">64000</text:span></text:p>
      <text:p text:style-name="P20"><text:tab/><text:span text:style-name="T42">05<text:tab/></text:span><text:span text:style-name="T25">320x100<text:tab/></text:span><text:span text:style-name="T26">4000<text:tab/><text:tab/></text:span><text:span text:style-name="T31">8000<text:tab/><text:tab/></text:span><text:span text:style-name="T32">16000<text:tab/><text:tab/></text:span><text:span text:style-name="T33">32000</text:span></text:p>
      <text:p text:style-name="P20"><text:tab/><text:span text:style-name="T42">06<text:tab/></text:span><text:span text:style-name="T25">160x400<text:tab/></text:span><text:span text:style-name="T26">8000<text:tab/><text:tab/></text:span><text:span text:style-name="T31">16000<text:tab/><text:tab/></text:span><text:span text:style-name="T32">32000<text:tab/><text:tab/></text:span><text:span text:style-name="T33">64000</text:span></text:p>
      <text:p text:style-name="P20"><text:tab/><text:span text:style-name="T42">07<text:tab/></text:span><text:span text:style-name="T25">160x200<text:tab/></text:span><text:span text:style-name="T26">4000<text:tab/><text:tab/></text:span><text:span text:style-name="T31">8000<text:tab/><text:tab/></text:span><text:span text:style-name="T32">16000<text:tab/><text:tab/></text:span><text:span text:style-name="T33">32000</text:span></text:p>
      <text:p text:style-name="P20"><text:tab/><text:span text:style-name="T42">08<text:tab/></text:span><text:span text:style-name="T25">160x100<text:tab/></text:span><text:span text:style-name="T26">2000<text:tab/><text:tab/></text:span><text:span text:style-name="T31">4000<text:tab/><text:tab/></text:span><text:span text:style-name="T32">8000<text:tab/><text:tab/></text:span><text:span text:style-name="T33">16000</text:span></text:p>
      <text:p text:style-name="P20"><text:tab/><text:span text:style-name="T42">09<text:tab/></text:span><text:span text:style-name="T25">512x320<text:tab/></text:span><text:span text:style-name="T28">20480<text:tab/><text:tab/></text:span><text:span text:style-name="T31">40960<text:tab/><text:tab/>… <text:tab/><text:tab/>… </text:span></text:p>
      <text:p text:style-name="P20"><text:tab/><text:span text:style-name="T42">0A<text:tab/></text:span><text:span text:style-name="T25">512x160<text:tab/></text:span><text:span text:style-name="T28">10240<text:tab/><text:tab/></text:span><text:span text:style-name="T31">20480<text:tab/><text:tab/></text:span><text:span text:style-name="T32">40960<text:tab/><text:tab/>… </text:span></text:p>
      <text:p text:style-name="P20"><text:tab/><text:span text:style-name="T42">0B<text:tab/></text:span><text:span text:style-name="T25">512x80<text:tab/></text:span><text:span text:style-name="T28">5120<text:tab/><text:tab/></text:span><text:span text:style-name="T31">10240<text:tab/><text:tab/></text:span><text:span text:style-name="T32">20480<text:tab/><text:tab/></text:span><text:span text:style-name="T34">40960</text:span></text:p>
      <text:p text:style-name="P20"><text:tab/><text:span text:style-name="T42">0C<text:tab/></text:span><text:span text:style-name="T25">256x320<text:tab/></text:span><text:span text:style-name="T29">10240<text:tab/><text:tab/></text:span><text:span text:style-name="T31">20480<text:tab/><text:tab/></text:span><text:span text:style-name="T32">40960<text:tab/><text:tab/>… </text:span></text:p>
      <text:p text:style-name="P20"><text:tab/><text:span text:style-name="T42">0D<text:tab/></text:span><text:span text:style-name="T25">256x160<text:tab/></text:span><text:span text:style-name="T29">5120<text:tab/><text:tab/></text:span><text:span text:style-name="T31">10240<text:tab/><text:tab/></text:span><text:span text:style-name="T32">20480<text:tab/><text:tab/></text:span><text:span text:style-name="T34">40960</text:span></text:p>
      <text:p text:style-name="P20"><text:tab/><text:span text:style-name="T42">0F<text:tab/></text:span><text:span text:style-name="T25">256x80<text:tab/></text:span><text:span text:style-name="T29">2560<text:tab/><text:tab/></text:span><text:span text:style-name="T31">5120<text:tab/><text:tab/></text:span><text:span text:style-name="T32">10240<text:tab/><text:tab/></text:span><text:span text:style-name="T34">20480</text:span></text:p>
      <text:p text:style-name="P20"><text:tab/><text:span text:style-name="T42">10<text:tab/></text:span><text:span text:style-name="T25">128x320<text:tab/></text:span><text:span text:style-name="T30">5120<text:tab/><text:tab/></text:span><text:span text:style-name="T31">10240<text:tab/><text:tab/></text:span><text:span text:style-name="T32">20480<text:tab/><text:tab/></text:span><text:span text:style-name="T34">40960</text:span></text:p>
      <text:p text:style-name="P20"><text:tab/><text:span text:style-name="T42">11<text:tab/></text:span><text:span text:style-name="T25">128x160<text:tab/></text:span><text:span text:style-name="T30">2560<text:tab/><text:tab/></text:span><text:span text:style-name="T31">5120<text:tab/><text:tab/></text:span><text:span text:style-name="T32">10240<text:tab/><text:tab/></text:span><text:span text:style-name="T34">20480</text:span></text:p>
      <text:p text:style-name="P20"><text:tab/><text:span text:style-name="T42">12<text:tab/></text:span><text:span text:style-name="T25">128x80<text:tab/></text:span><text:span text:style-name="T30">1280<text:tab/><text:tab/></text:span><text:span text:style-name="T31">2560<text:tab/><text:tab/></text:span><text:span text:style-name="T32">5120<text:tab/><text:tab/></text:span><text:span text:style-name="T34">10240</text:span></text:p>
      <text:p text:style-name="P18"/>
      <text:p text:style-name="P21">Text glyph modes: <text:span text:style-name="T39">(</text:span><text:span text:style-name="T41">5k buffer</text:span><text:span text:style-name="T39">)</text:span></text:p>
      <text:p text:style-name="P21"><text:tab/><text:span text:style-name="T43">Mode:<text:tab/></text:span><text:span text:style-name="T36">Res:<text:tab/><text:tab/></text:span><text:span text:style-name="T37">Mono:<text:tab/><text:tab/>Color:<text:tab/></text:span><text:span text:style-name="T40">Mon</text:span><text:span text:style-name="T61">o</text:span><text:span text:style-name="T40">Mem:<text:tab/>ClrMem:</text:span></text:p>
      <text:p text:style-name="P21"><text:tab/><text:span text:style-name="T43">0<text:tab/></text:span>80x50<text:tab/><text:tab/><text:span text:style-name="T37">4000<text:tab/><text:tab/>8000<text:tab/><text:tab/></text:span><text:span text:style-name="T40">4k<text:tab/><text:tab/>… </text:span></text:p>
      <text:p text:style-name="P21"><text:tab/><text:span text:style-name="T43">1<text:tab/></text:span>80x25<text:tab/><text:tab/><text:span text:style-name="T37">2000<text:tab/><text:tab/>4000<text:tab/><text:tab/></text:span><text:span text:style-name="T40">2k<text:tab/><text:tab/>4k</text:span></text:p>
      <text:p text:style-name="P21"><text:tab/><text:span text:style-name="T43">2<text:tab/></text:span>40x50<text:tab/><text:tab/><text:span text:style-name="T37">2000<text:tab/><text:tab/>4000<text:tab/><text:tab/></text:span><text:span text:style-name="T40">2k<text:tab/><text:tab/>4k</text:span></text:p>
      <text:p text:style-name="P21"><text:tab/><text:span text:style-name="T43">3<text:tab/></text:span>40x25<text:tab/><text:tab/><text:span text:style-name="T37">1000<text:tab/><text:tab/>2000<text:tab/><text:tab/></text:span><text:span text:style-name="T40">1k<text:tab/><text:tab/>2k</text:span></text:p>
      <text:p text:style-name="P21"><text:tab/><text:span text:style-name="T43">4<text:tab/></text:span>64x40<text:tab/><text:tab/><text:span text:style-name="T38">2560<text:tab/><text:tab/>5120<text:tab/><text:tab/></text:span><text:span text:style-name="T40">2.5k<text:tab/><text:tab/>5k</text:span></text:p>
      <text:p text:style-name="P21"><text:tab/><text:span text:style-name="T43">5<text:tab/></text:span>64x20<text:tab/><text:tab/><text:span text:style-name="T38">1280<text:tab/><text:tab/>2560<text:tab/><text:tab/></text:span><text:span text:style-name="T40">1.25k<text:tab/><text:tab/>2.5k</text:span></text:p>
      <text:p text:style-name="P21"><text:tab/><text:span text:style-name="T43">6<text:tab/></text:span>32x40<text:tab/><text:tab/><text:span text:style-name="T38">1280<text:tab/><text:tab/>2560<text:tab/><text:tab/></text:span><text:span text:style-name="T40">1.25k<text:tab/><text:tab/>2.5k</text:span></text:p>
      <text:p text:style-name="P21"><text:tab/><text:span text:style-name="T43">7<text:tab/></text:span>32x20<text:span text:style-name="T20"><text:tab/><text:tab/></text:span><text:span text:style-name="T38">640<text:tab/><text:tab/>1280<text:tab/><text:tab/></text:span><text:span text:style-name="T40">0.625k<text:tab/>1.25k</text:span></text:p>
      <text:p text:style-name="P103">Graphics Control Registers:</text:p>
      <text:p text:style-name="P22">DSP_GMODE (byte):<text:tab/>ABC<text:span text:style-name="T262">C</text:span>.<text:span text:style-name="T262">DDEE</text:span></text:p>
      <text:p text:style-name="P22"><text:tab/><text:span text:style-name="T258">A = VSYNC<text:tab/><text:tab/></text:span><text:span text:style-name="T283">0:off<text:tab/><text:tab/>1:on</text:span></text:p>
      <text:p text:style-name="P22"><text:tab/><text:span text:style-name="T261">B</text:span><text:span text:style-name="T259"> = timing <text:tab/>0:512</text:span><text:span text:style-name="T263">x384<text:tab/></text:span><text:span text:style-name="T259">1:640</text:span><text:span text:style-name="T263">x400</text:span></text:p>
      <text:p text:style-name="P22"><text:tab/><text:span text:style-name="T261">C = </text:span><text:span text:style-name="T265">bit depth<text:tab/></text:span><text:span text:style-name="T261">00:1bpp <text:s/><text:tab/>01:2bpp<text:tab/>10:4bpp<text:tab/>11:8bpp </text:span><text:span text:style-name="T285">(text00:mono)</text:span></text:p>
      <text:p text:style-name="P22"><text:tab/><text:span text:style-name="T262">D</text:span><text:span text:style-name="T260"> = h</text:span><text:span text:style-name="T264">_</text:span><text:span text:style-name="T260">scan <text:s/><text:tab/>00:</text:span><text:span text:style-name="T282">1x<text:tab/></text:span><text:span text:style-name="T260"><text:tab/>01:</text:span><text:span text:style-name="T282">2x<text:tab/></text:span><text:span text:style-name="T260"><text:tab/>10:</text:span><text:span text:style-name="T282">4x<text:tab/></text:span><text:span text:style-name="T260"><text:tab/></text:span><text:span text:style-name="T284">(text: lsb only)</text:span></text:p>
      <text:p text:style-name="P22"><text:tab/><text:span text:style-name="T262">E</text:span><text:span text:style-name="T260"> = v</text:span><text:span text:style-name="T264">_</text:span><text:span text:style-name="T260">scan<text:tab/><text:tab/>00:</text:span><text:span text:style-name="T282">1x<text:tab/></text:span><text:span text:style-name="T260"><text:tab/>01:</text:span><text:span text:style-name="T282">2x<text:tab/></text:span><text:span text:style-name="T260"><text:tab/>10:</text:span><text:span text:style-name="T282">4x<text:tab/><text:tab/></text:span><text:span text:style-name="T284">(text: lsb only)</text:span></text:p>
      <text:p text:style-name="P23"/>
      <text:p text:style-name="P24">D<text:span text:style-name="T44">SP</text:span>_<text:span text:style-name="T46">PX</text:span><text:span text:style-name="T47">L</text:span><text:span text:style-name="T46">OFS </text:span><text:span text:style-name="T52">(byte)</text:span>:<text:tab/><text:span text:style-name="T67">AAAA</text:span>.<text:span text:style-name="T67">BBBB</text:span></text:p>
      <text:p text:style-name="P25"><text:tab/><text:span text:style-name="T67">A</text:span><text:span text:style-name="T45"> = horizontal pixel offset (</text:span><text:span text:style-name="T48">signed 4-bit</text:span><text:span text:style-name="T45">)</text:span></text:p>
      <text:p text:style-name="P25"><text:tab/><text:span text:style-name="T67">B</text:span><text:span text:style-name="T45"> = </text:span><text:span text:style-name="T46">vertical</text:span><text:span text:style-name="T45"> pixel offset (</text:span><text:span text:style-name="T48">signed 4-bit</text:span><text:span text:style-name="T45">)</text:span></text:p>
      <text:p text:style-name="P25"><text:tab/><text:span text:style-name="T68">Smooth scrolling a</text:span><text:span text:style-name="T51">ffects </text:span><text:span text:style-name="T68">only</text:span><text:span text:style-name="T51"> text modes.</text:span></text:p>
      <text:p text:style-name="P25"/>
      <text:p text:style-name="P26">DSP_<text:span text:style-name="T50">T</text:span>BASE <text:span text:style-name="T52">(word)</text:span>:<text:tab/>$0400 (default)</text:p>
      <text:p text:style-name="P26"><text:tab/><text:span text:style-name="T50">Text Glyph Base Address</text:span></text:p>
      <text:p text:style-name="P26"><text:tab/><text:span text:style-name="T49">NOTE: While this can be changed to any valid 16-bit address, </text:span></text:p>
      <text:p text:style-name="P26"><text:tab/><text:tab/><text:span text:style-name="T49">care should be taken to ensure the screen remains within </text:span></text:p>
      <text:p text:style-name="P26"><text:tab/><text:tab/><text:span text:style-name="T49">the text buffer ($0400-$1800).</text:span></text:p>
      <text:p text:style-name="P26"/>
      <text:p text:style-name="P27">DSP_GBASE <text:span text:style-name="T52">(word)</text:span>:<text:tab/>$0000 (default)</text:p>
      <text:p text:style-name="P27"><text:tab/>Graphics Base Address <text:span text:style-name="T71">(can be used for page swapping)</text:span></text:p>
      <text:p text:style-name="P27"><text:tab/>Note: This is the base address to begin displaying pixel</text:p>
      <text:p text:style-name="P27"><text:tab/><text:tab/>graphics information within the external serial QSPI RAM.</text:p>
      <text:p text:style-name="P27"/>
      <text:p text:style-name="P28">DSP_GADDR <text:span text:style-name="T52">(word)</text:span>:<text:tab/>$0000-$FFFF (16-bit address)</text:p>
      <text:p text:style-name="P28"><text:tab/>This is the 16-bit address register for the graphics modes.</text:p>
      <text:p text:style-name="P28"><text:tab/>Write to set or read to retrieve the current register value.</text:p>
      <text:p text:style-name="P28"/>
      <text:p text:style-name="P29">DSP_GDATA <text:span text:style-name="T52">(byte)</text:span>:<text:tab/>$00-$FF (8-bit data)</text:p>
      <text:p text:style-name="P29"><text:tab/>Current pixel data stored at where the address register points.</text:p>
      <text:p text:style-name="P29"><text:tab/>Can be used for both read and write operations.<text:tab/></text:p>
      <text:p text:style-name="P25"/>
      <text:p text:style-name="P30">DSP_PALETTE (256-word<text:span text:style-name="T53">s</text:span>):</text:p>
      <text:p text:style-name="P30"><text:tab/>This is an array of 256 color data entries <text:span text:style-name="T54">in A</text:span><text:span text:style-name="T55">4</text:span><text:span text:style-name="T54">R</text:span><text:span text:style-name="T55">4</text:span><text:span text:style-name="T54">G</text:span><text:span text:style-name="T55">4</text:span><text:span text:style-name="T54">B</text:span><text:span text:style-name="T55">4</text:span><text:span text:style-name="T54"> format. </text:span></text:p>
      <text:p text:style-name="P30"><text:tab/><text:span text:style-name="T57">Depending on the color pixel depth colors default to the lower</text:span></text:p>
      <text:p text:style-name="P30"><text:tab/><text:span text:style-name="T57">indenes first. The higher indexed colors are then unuse</text:span><text:span text:style-name="T58">d.</text:span></text:p>
      <text:p text:style-name="P30"><text:tab/></text:p>
      <text:p text:style-name="P31">DSP_GLYPH (2k-bytes):</text:p>
      <text:p text:style-name="P31"><text:tab/>This array contains 256x8 text glyph data. <text:span text:style-name="T56">Each text glyph is</text:span></text:p>
      <text:p text:style-name="P31"><text:tab/><text:span text:style-name="T56">8 bytes long. Each bit is a single color pixel.</text:span></text:p>
      <text:p text:style-name="P31"/>
      <text:p text:style-name="P32">DSP_SPRITE <text:span text:style-name="T59">&amp; </text:span>DSP_TILES <text:span text:style-name="T59">(varies)</text:span>:</text:p>
      <text:p text:style-name="P32"><text:tab/>Sprites <text:span text:style-name="T59">and Tiles </text:span>will not be immediately implemented, but will</text:p>
      <text:p text:style-name="P32"><text:tab/>utilize unused serial chip RAM. </text:p>
      <text:p text:style-name="P32"/>
      <text:p text:style-name="P33">DSP_TILE_WIDTH, DSP_TILE_PITCH, <text:span text:style-name="T69">DSP_TILE_BASE</text:span>:</text:p>
      <text:p text:style-name="P34"><text:tab/>Will later be used to determine <text:span text:style-name="T69">base offset, </text:span>map <text:span text:style-name="T60">width, and pitch</text:span></text:p>
      <text:p text:style-name="P34"><text:tab/><text:span text:style-name="T60">within the external serial chip RAM </text:span><text:span text:style-name="T70">(or TONI’s Graphics Buffer)</text:span><text:span text:style-name="T60">.</text:span></text:p>
      <text:p text:style-name="P34"/>
      <text:p text:style-name="P76">DSP_<text:span text:style-name="T287">EMUFLAGS</text:span> (byte):<text:tab/><text:span text:style-name="T286">0000.000A <text:tab/></text:span></text:p>
      <text:p text:style-name="P105"><text:tab/>A=0:WINDOWED 1:FULLSCREEN</text:p>
      <text:p text:style-name="P103"><text:span text:style-name="T92">Emulation </text:span>Class Object <text:span text:style-name="T78">H</text:span><text:span text:style-name="T80">ie</text:span><text:span text:style-name="T78">ra</text:span><text:span text:style-name="T79">r</text:span><text:span text:style-name="T78">chy</text:span>:</text:p>
      <text:p text:style-name="P35"><text:span text:style-name="T100">Bus</text:span><text:tab/><text:tab/><text:tab/><text:tab/><text:tab/><text:span text:style-name="T91">the main loop contains all of the device objects</text:span></text:p>
      <text:p text:style-name="P35"><text:span text:style-name="T100">Device</text:span><text:tab/><text:tab/><text:tab/><text:tab/><text:span text:style-name="T91">the base/parent device object</text:span></text:p>
      <text:p text:style-name="P35"><text:tab/><text:span text:style-name="T111">CPU6809</text:span><text:span text:style-name="T88"><text:tab/><text:tab/><text:tab/>the 6809 emulation layer</text:span></text:p>
      <text:p text:style-name="P35"><text:tab/><text:span text:style-name="T100">Memory</text:span><text:tab/><text:tab/><text:tab/><text:span text:style-name="T86">th</text:span><text:span text:style-name="T87">e</text:span><text:span text:style-name="T86"> memory </text:span><text:span text:style-name="T288">container</text:span><text:span text:style-name="T86"> syste</text:span><text:span text:style-name="T288">m</text:span></text:p>
      <text:p text:style-name="P35"><text:tab/><text:tab/><text:span text:style-name="T135">MEM<text:tab/></text:span><text:span text:style-name="T288"><text:tab/><text:tab/>the parent memory node object</text:span></text:p>
      <text:p text:style-name="P35"><text:tab/><text:tab/><text:tab/><text:span text:style-name="T134">RAM<text:tab/><text:tab/></text:span><text:span text:style-name="T217">random access memory (read/write)</text:span></text:p>
      <text:p text:style-name="P35"><text:tab/><text:tab/><text:tab/><text:span text:style-name="T134">ROM<text:tab/><text:tab/></text:span><text:span text:style-name="T217">read only memory (read only)</text:span></text:p>
      <text:p text:style-name="P35"><text:tab/><text:tab/><text:tab/><text:span text:style-name="T134">REG<text:tab/><text:tab/></text:span><text:span text:style-name="T218">hardware register</text:span></text:p>
      <text:p text:style-name="P35"><text:tab/><text:span text:style-name="T100">Gfx</text:span><text:tab/><text:tab/><text:tab/><text:tab/><text:span text:style-name="T86">the graphics container</text:span></text:p>
      <text:p text:style-name="P35"><text:tab/><text:tab/><text:span text:style-name="T112">GfxMode<text:tab/><text:tab/></text:span><text:span text:style-name="T156">The graphics mode parent object</text:span></text:p>
      <text:p text:style-name="P35"><text:tab/><text:tab/><text:tab/><text:span text:style-name="T108">Gfx</text:span><text:span text:style-name="T100">Pixel</text:span><text:tab/><text:span text:style-name="T86">pixel graphics display modes</text:span></text:p>
      <text:p text:style-name="P35"><text:tab/><text:tab/><text:tab/><text:span text:style-name="T108">Gfx</text:span><text:span text:style-name="T100">Text</text:span><text:tab/><text:span text:style-name="T86">text glyph display modes</text:span></text:p>
      <text:p text:style-name="P35"><text:tab/><text:tab/><text:tab/><text:span text:style-name="T108">Gfx</text:span><text:span text:style-name="T110">Cursor</text:span><text:span text:style-name="T75"><text:tab/></text:span><text:span text:style-name="T86">mouse cursor </text:span><text:span text:style-name="T82">(possibly utilizes GfxSprite)</text:span></text:p>
      <text:p text:style-name="P35"><text:tab/><text:tab/><text:tab/><text:span text:style-name="T109">Gfx</text:span><text:span text:style-name="T110">Debug</text:span><text:span text:style-name="T75"><text:tab/></text:span><text:span text:style-name="T86">a basic debug monitor overlay</text:span></text:p>
      <text:p text:style-name="P36"><text:tab/><text:tab/><text:tab/><text:span text:style-name="T108">Gfx</text:span><text:span text:style-name="T100">Tile</text:span><text:tab/><text:span text:style-name="T86">the tile graphics modes</text:span></text:p>
      <text:p text:style-name="P36"><text:tab/><text:tab/><text:tab/><text:span text:style-name="T107">GfxSprite</text:span><text:span text:style-name="T81"><text:tab/></text:span><text:span text:style-name="T86">the sprite system</text:span></text:p>
      <text:p text:style-name="P36"><text:tab/><text:span text:style-name="T104">Keyboard</text:span><text:span text:style-name="T74"><text:tab/><text:tab/><text:tab/></text:span><text:span text:style-name="T89">basic keyboard operation</text:span></text:p>
      <text:p text:style-name="P35"><text:tab/><text:span text:style-name="T104">G</text:span><text:span text:style-name="T105">ame</text:span><text:span text:style-name="T106">P</text:span><text:span text:style-name="T104">ad</text:span><text:span text:style-name="T74"><text:tab/><text:tab/><text:tab/></text:span><text:span text:style-name="T89">gamepad and joystick implementation</text:span></text:p>
      <text:p text:style-name="P35"><text:tab/><text:span text:style-name="T104">Mouse</text:span><text:span text:style-name="T74"><text:tab/><text:tab/><text:tab/><text:tab/></text:span><text:span text:style-name="T89">mouse implementation</text:span></text:p>
      <text:p text:style-name="P35"><text:tab/><text:span text:style-name="T103">Audio</text:span><text:span text:style-name="T76"><text:tab/><text:tab/><text:tab/><text:tab/></text:span><text:span text:style-name="T89">the audio container</text:span></text:p>
      <text:p text:style-name="P35"><text:tab/><text:tab/><text:span text:style-name="T113">AudioMode</text:span><text:span text:style-name="T154"><text:tab/><text:tab/></text:span><text:span text:style-name="T156">The audio mode parent object</text:span></text:p>
      <text:p text:style-name="P35"><text:tab/><text:tab/><text:tab/><text:span text:style-name="T103">AudioDAC</text:span><text:span text:style-name="T76"><text:tab/></text:span><text:span text:style-name="T89">digital to analog audio device (WAV)</text:span></text:p>
      <text:p text:style-name="P35"><text:tab/><text:tab/><text:tab/><text:span text:style-name="T103">AudioFM</text:span><text:span text:style-name="T76"><text:tab/></text:span><text:span text:style-name="T89">frequency modulated audio emulation</text:span></text:p>
      <text:p text:style-name="P35"><text:tab/><text:span text:style-name="T102">GPIO</text:span><text:span text:style-name="T77"><text:tab/><text:tab/><text:tab/><text:tab/></text:span><text:span text:style-name="T90">general input/output pins (parallel)</text:span></text:p>
      <text:p text:style-name="P35"><text:tab/><text:span text:style-name="T101">UART</text:span><text:span text:style-name="T83"><text:tab/><text:tab/><text:tab/><text:tab/></text:span><text:span text:style-name="T84">for headless </text:span><text:span text:style-name="T85">use/</text:span><text:span text:style-name="T84">communication</text:span></text:p>
      <text:p text:style-name="P35"><text:tab/><text:span text:style-name="T129">Math</text:span><text:span text:style-name="T252"><text:tab/><text:tab/><text:tab/><text:tab/>implements random and floating point </text:span><text:span text:style-name="T253">functions</text:span></text:p>
      <text:p text:style-name="P35"><text:tab/><text:span text:style-name="T246">Timer</text:span><text:span text:style-name="T247">s</text:span><text:span text:style-name="T254"><text:tab/><text:tab/><text:tab/>implements various timers within the registers</text:span></text:p>
      <text:p text:style-name="P35"><text:tab/><text:span text:style-name="T130">FileIO</text:span><text:span text:style-name="T256"><text:tab/><text:tab/><text:tab/>the file input and output Operating System</text:span></text:p>
      <text:p text:style-name="P35"/>
      <text:p text:style-name="P77">Bus</text:p>
      <text:p text:style-name="P37"><text:tab/><text:span text:style-name="T151">The </text:span><text:span text:style-name="T232">Bus</text:span><text:span text:style-name="T151"> object </text:span><text:span text:style-name="T152">acts as a container to dispatch events to all of the</text:span></text:p>
      <text:p text:style-name="P37"><text:span text:style-name="T152"><text:tab/>attached devices. After it </text:span><text:span text:style-name="T151">starts the </text:span><text:span text:style-name="T232">CPU6809</text:span><text:span text:style-name="T151"> and Audio threads, </text:span><text:span text:style-name="T152">it</text:span></text:p>
      <text:p text:style-name="P38"><text:span text:style-name="T152"><text:tab/>the main application loop </text:span><text:span text:style-name="T153">and is responsible for proper device</text:span></text:p>
      <text:p text:style-name="P39"><text:tab/>shutdown as it exits.</text:p>
      <text:p text:style-name="P35"><text:tab/><text:tab/></text:p>
      <text:p text:style-name="P78">Device::</text:p>
      <text:p text:style-name="P40"><text:tab/>Within the emulation, the <text:span text:style-name="T231">Bus</text:span> object acts as the main device</text:p>
      <text:p text:style-name="P40"><text:tab/>container, the main loop, and the main event dispatcher. <text:span text:style-name="T93">Every device</text:span></text:p>
      <text:p text:style-name="P40"><text:span text:style-name="T93"><text:tab/>should inherit from the </text:span><text:span text:style-name="T233">Device</text:span><text:span text:style-name="T93"> object. The Device object should have</text:span></text:p>
      <text:p text:style-name="P45"><text:tab/>the following virtual members:</text:p>
      <text:p text:style-name="P40"><text:tab/><text:tab/><text:span text:style-name="T117">OnAttach()</text:span><text:span text:style-name="T148"><text:tab/><text:tab/><text:tab/>called on creation to add to memory map</text:span></text:p>
      <text:p text:style-name="P41"><text:tab/><text:tab/><text:span text:style-name="T118">OnInit()</text:span><text:span text:style-name="T94"><text:tab/><text:tab/><text:tab/></text:span><text:span text:style-name="T147">calls once after all devices are added</text:span></text:p>
      <text:p text:style-name="P41"><text:tab/><text:tab/><text:span text:style-name="T118">OnQuit()</text:span><text:span text:style-name="T94"><text:tab/><text:tab/><text:tab/></text:span><text:span text:style-name="T97">called when Gfx is closed</text:span></text:p>
      <text:p text:style-name="P41"><text:tab/><text:tab/><text:span text:style-name="T118">On</text:span><text:span text:style-name="T119">Activate</text:span><text:span text:style-name="T118">()</text:span><text:span text:style-name="T94"><text:tab/><text:tab/></text:span><text:span text:style-name="T98">called when opening a new graphics mode</text:span></text:p>
      <text:p text:style-name="P42"><text:tab/><text:tab/><text:span text:style-name="T118">On</text:span><text:span text:style-name="T119">Deactivate</text:span><text:span text:style-name="T118">()</text:span><text:span text:style-name="T94"><text:tab/><text:tab/></text:span><text:span text:style-name="T98">called to close current graphics mode</text:span></text:p>
      <text:p text:style-name="P42"><text:tab/><text:tab/><text:span text:style-name="T120">OnEvent(event)</text:span><text:span text:style-name="T95"><text:tab/><text:tab/></text:span><text:span text:style-name="T98">called when an event was received</text:span></text:p>
      <text:p text:style-name="P43"><text:tab/><text:tab/><text:span text:style-name="T120">OnUpdate(elapsedTime)</text:span><text:span text:style-name="T95"><text:tab/></text:span><text:span text:style-name="T98">called every<text:tab/></text:span></text:p>
      <text:p text:style-name="P42"><text:tab/><text:tab/><text:span text:style-name="T121">OnRender()</text:span><text:span text:style-name="T96"><text:tab/><text:tab/><text:tab/></text:span><text:span text:style-name="T99">called every frame for rendering images</text:span></text:p>
      <text:p text:style-name="P42"/>
      <text:p text:style-name="P79"/>
      <text:p text:style-name="P80">Device::CPU6809</text:p>
      <text:p text:style-name="P46"><text:tab/><text:span text:style-name="T137">While the 6809 micro-processor will be initially implemented, it <text:tab/>will be possible to implement the Hitachi 6309 in the future by <text:tab/>adding those instructions to the </text:span><text:span text:style-name="T234">CPU6809</text:span><text:span text:style-name="T137"> object. </text:span><text:span text:style-name="T138">In addition to the</text:span></text:p>
      <text:p text:style-name="P49"><text:tab/>inherited member functions, this object should include:</text:p>
      <text:p text:style-name="P47"><text:tab/><text:tab/><text:span text:style-name="T114">OnClock()<text:tab/></text:span><text:span text:style-name="T138"><text:tab/></text:span><text:span text:style-name="T139">called every clock pulse in its own thread</text:span></text:p>
      <text:p text:style-name="P47"><text:tab/><text:tab/><text:span text:style-name="T122">OnReset()</text:span><text:span text:style-name="T140"><text:tab/><text:tab/></text:span><text:span text:style-name="T141">initiates a reset</text:span></text:p>
      <text:p text:style-name="P47"><text:tab/><text:tab/><text:span text:style-name="T122">OnIRQ()</text:span><text:span text:style-name="T140"><text:tab/><text:tab/></text:span><text:span text:style-name="T141">requests a standard interrupt</text:span></text:p>
      <text:p text:style-name="P47"><text:tab/><text:tab/><text:span text:style-name="T122">OnNMI()</text:span><text:span text:style-name="T140"><text:tab/><text:tab/></text:span><text:span text:style-name="T141">requests a non-maskable interrupt</text:span></text:p>
      <text:p text:style-name="P48"><text:tab/><text:tab/><text:span text:style-name="T122">OnFIRQ()</text:span><text:span text:style-name="T140"><text:tab/><text:tab/></text:span><text:span text:style-name="T141">requests a fast interrupt </text:span><text:span text:style-name="T142">(video blanking)</text:span></text:p>
      <text:p text:style-name="P48"/>
      <text:p text:style-name="P107">Device::Memory<text:tab/>// <text:span text:style-name="T290">This is a work in progress</text:span></text:p>
      <text:p text:style-name="P108"><text:tab/>This object handles th<text:span text:style-name="T143">e memory map and the hardware registers. </text:span><text:span text:style-name="T289">It <text:tab/>acts as a Memory Node container. </text:span><text:span text:style-name="T144">In addition to the inherited <text:tab/>members, it should include:</text:span></text:p>
      <text:p text:style-name="P108"><text:tab/><text:tab/><text:span text:style-name="T123">Attach</text:span><text:span text:style-name="T124">Device</text:span><text:span text:style-name="T125">(</text:span><text:span text:style-name="T126">device, data</text:span><text:span text:style-name="T125">)</text:span><text:span text:style-name="T145"><text:tab/>appends </text:span><text:span text:style-name="T146">device </text:span><text:span text:style-name="T145">hardware register</text:span><text:span text:style-name="T146">s</text:span></text:p>
      <text:p text:style-name="P109"><text:tab/><text:tab/><text:span text:style-name="T127">ReadByte(</text:span><text:span text:style-name="T128">addr, flag</text:span><text:span text:style-name="T127">)</text:span><text:span text:style-name="T149"><text:tab/><text:tab/></text:span><text:span text:style-name="T150">reads a byte from the memory map</text:span></text:p>
      <text:p text:style-name="P109"><text:span text:style-name="T149"><text:tab/><text:tab/></text:span><text:span text:style-name="T127">WriteByte(</text:span><text:span text:style-name="T128">addr, byte</text:span><text:span text:style-name="T127">)<text:tab/></text:span><text:span text:style-name="T149"><text:tab/></text:span><text:span text:style-name="T150">writes a byte to the memory map</text:span></text:p>
      <text:p text:style-name="P109"><text:span text:style-name="T149"><text:tab/><text:tab/></text:span><text:span text:style-name="T127">ReadWord(</text:span><text:span text:style-name="T128">addr, flag</text:span><text:span text:style-name="T127">)</text:span><text:span text:style-name="T149"><text:tab/><text:tab/></text:span><text:span text:style-name="T150">reads a word from the memory map</text:span></text:p>
      <text:p text:style-name="P109"><text:span text:style-name="T149"><text:tab/><text:tab/></text:span><text:span text:style-name="T127">WriteWord(</text:span><text:span text:style-name="T128">addr, word</text:span><text:span text:style-name="T127">)</text:span><text:span text:style-name="T149"><text:tab/><text:tab/></text:span><text:span text:style-name="T150">writes a word to the memory map</text:span></text:p>
      <text:p text:style-name="P110"><text:span text:style-name="T134"><text:tab/>MEM::</text:span><text:span text:style-name="T288"><text:tab/><text:tab/>the parent memory node object</text:span></text:p>
      <text:p text:style-name="P110"><text:span text:style-name="T136"><text:tab/>MEM::</text:span><text:span text:style-name="T134">RAM<text:tab/></text:span><text:span text:style-name="T217">random access memory (read/write)</text:span></text:p>
      <text:p text:style-name="P110"><text:span text:style-name="T136"><text:tab/>MEM::</text:span><text:tab/><text:span text:style-name="T134">ROM<text:tab/></text:span><text:span text:style-name="T217">read only memory (read only)</text:span></text:p>
      <text:p text:style-name="P110"><text:span text:style-name="T136"><text:tab/>MEM::</text:span><text:span text:style-name="T100"><text:tab/></text:span><text:span text:style-name="T134">REG<text:tab/></text:span><text:span text:style-name="T218">hardware register</text:span></text:p>
      <text:p text:style-name="P106"><text:span text:style-name="T218"/></text:p>
      <text:p text:style-name="P47"/>
      <text:p text:style-name="P50"><text:span text:style-name="T115">Device::</text:span><text:span text:style-name="T100">Gfx</text:span> </text:p>
      <text:p text:style-name="P50"><text:tab/>This object is a container for all of the graphics mode object<text:span text:style-name="T222">s. It</text:span></text:p>
      <text:p text:style-name="P51"><text:tab/><text:span text:style-name="T222">receives events from the bus and dispatches them to the </text:span><text:span text:style-name="T235">GfxMode</text:span></text:p>
      <text:p text:style-name="P52"><text:tab/>objects. </text:p>
      <text:p text:style-name="P35"/>
      <text:p text:style-name="P81">GfxMode::</text:p>
      <text:p text:style-name="P53"><text:tab/><text:span text:style-name="T223">Defines the parent Graphics Mode object. </text:span><text:span text:style-name="T224">It implements the following</text:span></text:p>
      <text:p text:style-name="P56"><text:tab/>virtual functions:</text:p>
      <text:p text:style-name="P44"><text:tab/><text:tab/><text:span text:style-name="T117">OnAttach()</text:span><text:span text:style-name="T148"><text:tab/><text:tab/><text:tab/>called on creation to add to memory map</text:span></text:p>
      <text:p text:style-name="P44"><text:tab/><text:tab/><text:span text:style-name="T118">OnInit()</text:span><text:span text:style-name="T94"><text:tab/><text:tab/><text:tab/></text:span><text:span text:style-name="T147">calls once after all devices are added</text:span></text:p>
      <text:p text:style-name="P44"><text:tab/><text:tab/><text:span text:style-name="T118">OnQuit()</text:span><text:span text:style-name="T94"><text:tab/><text:tab/><text:tab/></text:span><text:span text:style-name="T97">called when Gfx is closed</text:span></text:p>
      <text:p text:style-name="P44"><text:tab/><text:tab/><text:span text:style-name="T118">On</text:span><text:span text:style-name="T119">Activate</text:span><text:span text:style-name="T118">()</text:span><text:span text:style-name="T94"><text:tab/><text:tab/></text:span><text:span text:style-name="T98">called when opening a new graphics mode</text:span></text:p>
      <text:p text:style-name="P44"><text:tab/><text:tab/><text:span text:style-name="T118">On</text:span><text:span text:style-name="T119">Deactivate</text:span><text:span text:style-name="T118">()</text:span><text:span text:style-name="T94"><text:tab/><text:tab/></text:span><text:span text:style-name="T98">called to close current graphics mode</text:span></text:p>
      <text:p text:style-name="P44"><text:tab/><text:tab/><text:span text:style-name="T120">OnEvent(event)</text:span><text:span text:style-name="T95"><text:tab/><text:tab/></text:span><text:span text:style-name="T98">called when an event was received</text:span></text:p>
      <text:p text:style-name="P44"><text:tab/><text:tab/><text:span text:style-name="T120">OnUpdate(elapsedTime)</text:span><text:span text:style-name="T95"><text:tab/></text:span><text:span text:style-name="T98">called every frame counting elapsed time</text:span></text:p>
      <text:p text:style-name="P44"><text:tab/><text:tab/><text:span text:style-name="T121">OnRender()</text:span><text:span text:style-name="T96"><text:tab/><text:tab/><text:tab/></text:span><text:span text:style-name="T99">called every frame for rendering images</text:span></text:p>
      <text:p text:style-name="P54"/>
      <text:p text:style-name="P57"><text:span text:style-name="T116">GfxMode::</text:span><text:span text:style-name="T108">Gfx</text:span><text:span text:style-name="T116">Pixel</text:span></text:p>
      <text:p text:style-name="P88"><text:tab/><text:span text:style-name="T225">Implements the pixel graphics modes.</text:span></text:p>
      <text:p text:style-name="P55"/>
      <text:p text:style-name="P58"><text:span text:style-name="T116">GfxMode::</text:span><text:span text:style-name="T108">Gfx</text:span><text:span text:style-name="T116">Text</text:span></text:p>
      <text:p text:style-name="P88"><text:tab/><text:span text:style-name="T225">Implements the text glyph modes.</text:span></text:p>
      <text:p text:style-name="P88"/>
      <text:p text:style-name="P59"><text:span text:style-name="T116">GfxMode::</text:span><text:span text:style-name="T108">Gfx</text:span><text:span text:style-name="T110">Cursor</text:span></text:p>
      <text:p text:style-name="P89"><text:tab/><text:span text:style-name="T225">Implements the system cursor. This should also add registers to</text:span></text:p>
      <text:p text:style-name="P62"><text:span text:style-name="T219"><text:tab/>customize said cursor. </text:span><text:span text:style-name="T220">Simply displays a cursor icon at the position <text:tab/>described </text:span><text:span text:style-name="T221">with</text:span><text:span text:style-name="T220">in the </text:span><text:span text:style-name="T242">Device::Mouse</text:span><text:span text:style-name="T220"> hardware registers.</text:span></text:p>
      <text:p text:style-name="P61"><text:span text:style-name="T116">GfxMode::</text:span><text:span text:style-name="T109">Gfx</text:span><text:span text:style-name="T110">Debug</text:span></text:p>
      <text:p text:style-name="P89"><text:tab/><text:span text:style-name="T225">This mode is a simple debug monitor overlay. It should include hex</text:span></text:p>
      <text:p text:style-name="P91"><text:tab/>dumps from multiple addresses that can be modified. It should display</text:p>
      <text:p text:style-name="P91"><text:tab/>and allow for editing of the registers. It should display a</text:p>
      <text:p text:style-name="P91"><text:tab/>disassembly of code in memory. Simple assembly functions could also</text:p>
      <text:p text:style-name="P92"><text:tab/>be implemented. RESET, IRQ, FIRQ, and NMI buttons should also be</text:p>
      <text:p text:style-name="P92"><text:tab/>present.</text:p>
      <text:p text:style-name="P88"/>
      <text:p text:style-name="P60"><text:span text:style-name="T116">GfxMode::</text:span><text:span text:style-name="T108">Gfx</text:span><text:span text:style-name="T116">Tile</text:span></text:p>
      <text:p text:style-name="P90"><text:tab/><text:span text:style-name="T226">This will initially be in a skeleton form. Eventually this class</text:span></text:p>
      <text:p text:style-name="P93"><text:tab/>should implement the tile graphics modes.</text:p>
      <text:p text:style-name="P88"/>
      <text:p text:style-name="P60"><text:span text:style-name="T116">GfxMode::</text:span><text:span text:style-name="T107">GfxSprite</text:span></text:p>
      <text:p text:style-name="P88"><text:tab/><text:span text:style-name="T226">This will initially be in a skeleton form. Eventually this class </text:span></text:p>
      <text:p text:style-name="P88"><text:tab/><text:span text:style-name="T226">should implement the tile graphics modes.</text:span></text:p>
      <text:p text:style-name="P88"/>
      <text:p text:style-name="P82">Device::Keyboard</text:p>
      <text:p text:style-name="P94"><text:tab/><text:span text:style-name="T227">This object dispatches Keyboard events to the Bus for event</text:span></text:p>
      <text:p text:style-name="P94"><text:span text:style-name="T227"><text:tab/>distribution. </text:span><text:span text:style-name="T229">Updates its attached hardware registers.</text:span></text:p>
      <text:p text:style-name="P95"/>
      <text:p text:style-name="P82">Device::GamePad</text:p>
      <text:p text:style-name="P95"><text:tab/><text:span text:style-name="T228">This device object dispatches events from attached gamepads and/or <text:tab/>joysticks to the Bus for event distribution. </text:span><text:span text:style-name="T229">Updates its own attached <text:tab/>hardware registers.</text:span></text:p>
      <text:p text:style-name="P95"/>
      <text:p text:style-name="P82">Device::Mouse</text:p>
      <text:p text:style-name="P95"><text:tab/><text:span text:style-name="T230">Implements mouse </text:span><text:span text:style-name="T243">function within its own attached hardware registers. </text:span></text:p>
      <text:p text:style-name="P95"><text:tab/><text:span text:style-name="T244">Dispatches mouse events via the </text:span><text:span text:style-name="T236">Bus</text:span><text:span text:style-name="T245"> Object</text:span><text:span text:style-name="T244">.</text:span></text:p>
      <text:p text:style-name="P95"/>
      <text:p text:style-name="P82">Device::Audio</text:p>
      <text:p text:style-name="P95"><text:tab/><text:span text:style-name="T248">Acts as a container for attached </text:span><text:span text:style-name="T237">AudioMode</text:span><text:span text:style-name="T248"> objects.</text:span></text:p>
      <text:p text:style-name="P95"/>
      <text:p text:style-name="P82">AudioMode::</text:p>
      <text:p text:style-name="P88"><text:tab/><text:span text:style-name="T249">The parent </text:span><text:span text:style-name="T238">AudioMode</text:span><text:span text:style-name="T249"> object. </text:span></text:p>
      <text:p text:style-name="P88"/>
      <text:p text:style-name="P83">AudioMode::AudioDAC</text:p>
      <text:p text:style-name="P96"><text:tab/><text:span text:style-name="T249">This audio mode object handles two 8-bit digital to analog audio <text:tab/>ports. It should implement simple write to left/right DAC function <text:tab/>directly via hardware register ports. It should also handle clearing,</text:span></text:p>
      <text:p text:style-name="P96"><text:tab/><text:span text:style-name="T249">loading, volume, starting and stopping of WAV files. </text:span></text:p>
      <text:p text:style-name="P96"/>
      <text:p text:style-name="P83">AudioMode::AudioFM</text:p>
      <text:p text:style-name="P97"><text:tab/><text:span text:style-name="T249">This should implement one of the more popular 80’s era FM syntesis</text:span></text:p>
      <text:p text:style-name="P98"><text:tab/>chips. It would be cool to emulate the Commodore 64’s SID chip. Check</text:p>
      <text:p text:style-name="P97"><text:tab/><text:span text:style-name="T249">it </text:span><text:span text:style-name="T250">out</text:span><text:span text:style-name="T249">.</text:span></text:p>
      <text:p text:style-name="P96"/>
      <text:p text:style-name="P84">Device::GPIO</text:p>
      <text:p text:style-name="P99"><text:tab/><text:span text:style-name="T251">Read and/or Write to/from pins. This should dispatch events to the <text:tab/></text:span><text:span text:style-name="T239">Bus</text:span><text:span text:style-name="T251">.</text:span></text:p>
      <text:p text:style-name="P99"/>
      <text:p text:style-name="P84">Device::UART</text:p>
      <text:p text:style-name="P63"><text:span text:style-name="T155"><text:tab/></text:span><text:span text:style-name="T157">This should implement </text:span><text:span text:style-name="T158">headless</text:span><text:span text:style-name="T157"> USB/Serial communications to/from <text:tab/>another RETRO_6809 computer or </text:span><text:span text:style-name="T159">a </text:span><text:span text:style-name="T157">host Linux/Windows machine.</text:span></text:p>
      <text:p text:style-name="P85"><text:soft-page-break/>Device::Math</text:p>
      <text:p text:style-name="P64"><text:span text:style-name="T155"><text:tab/></text:span><text:span text:style-name="T160">Includes various 16 and 32 bit floating point operations with <text:tab/>corresponding float to integer conversions. Should implement all of <text:tab/>the most useful half and double precision floating point operations. <text:tab/>Also included in this object should include 16 bit random on read and <text:tab/></text:span><text:span text:style-name="T161">the ability to set the random seed on write</text:span><text:span text:style-name="T160">. </text:span></text:p>
      <text:p text:style-name="P64"/>
      <text:p text:style-name="P85">Device::Timers</text:p>
      <text:p text:style-name="P64"><text:span text:style-name="T155"><text:tab/></text:span><text:span text:style-name="T162">This should implement registers to read the date, and a 32-bit <text:tab/>“milliseconds since start” counter.</text:span></text:p>
      <text:p text:style-name="P64"><text:span text:style-name="T162"><text:tab/><text:tab/></text:span><text:span text:style-name="T133">TIMER_DAY</text:span><text:span text:style-name="T163"> <text:tab/><text:tab/>(byte) day of the month (1-31)</text:span></text:p>
      <text:p text:style-name="P64"><text:span text:style-name="T163"><text:tab/><text:tab/></text:span><text:span text:style-name="T133">TIMER_MONTH</text:span><text:span text:style-name="T163"> <text:tab/>(byte) month (1-12)</text:span></text:p>
      <text:p text:style-name="P64"><text:span text:style-name="T163"><text:tab/><text:tab/></text:span><text:span text:style-name="T132">TIMER_YEAR</text:span><text:span text:style-name="T164"> <text:tab/>(word) year (0-65535)</text:span></text:p>
      <text:p text:style-name="P64"><text:span text:style-name="T164"><text:tab/><text:tab/></text:span><text:span text:style-name="T131">TIMER_MS</text:span><text:span text:style-name="T165"> <text:tab/><text:tab/>(dword) number of milliseconds since start</text:span></text:p>
      <text:p text:style-name="P64"/>
      <text:p text:style-name="P86"><text:span text:style-name="T255">D</text:span>evice::FileIO</text:p>
      <text:p text:style-name="P65"><text:span text:style-name="T155"><text:tab/></text:span><text:span text:style-name="T166">This should cover all of the functionality a basic file operating <text:tab/>system should include. Things like, not not limited to, “dir”, “cd”, </text:span></text:p>
      <text:p text:style-name="P65"><text:span text:style-name="T166"><text:tab/>“load”, “exec”, etc… should all be </text:span><text:span text:style-name="T167">covered.</text:span></text:p>
      <text:p text:style-name="P65"/>
      <text:p text:style-name="P65"/>
      <text:p text:style-name="P65"/>
      <text:p text:style-name="P65"/>
      <text:p text:style-name="P65"/>
      <text:p text:style-name="P65"/>
      <text:p text:style-name="P65"/>
      <text:p text:style-name="P103"><text:span text:style-name="T189">Basic</text:span><text:span text:style-name="T155"> Memory Map:</text:span></text:p>
      <text:p text:style-name="P66"/>
      <text:p text:style-name="P66"><text:span text:style-name="T155">$00</text:span><text:span text:style-name="T190">0</text:span><text:span text:style-name="T170">0-$00FF<text:tab/></text:span><text:span text:style-name="T208">(</text:span><text:span text:style-name="T194">256 </text:span><text:span text:style-name="T208">bytes)</text:span><text:span text:style-name="T194"><text:tab/></text:span><text:span text:style-name="T192">Z</text:span><text:span text:style-name="T191">ero </text:span><text:span text:style-name="T192">P</text:span><text:span text:style-name="T191">age: </text:span><text:span text:style-name="T170">system vectors and variables</text:span></text:p>
      <text:p text:style-name="P66"><text:span text:style-name="T155">$0</text:span><text:span text:style-name="T186">1</text:span><text:span text:style-name="T155">00-$0</text:span><text:span text:style-name="T203">1</text:span><text:span text:style-name="T169">FF</text:span><text:span text:style-name="T155"><text:tab/></text:span><text:span text:style-name="T209">(</text:span><text:span text:style-name="T203">256 </text:span><text:span text:style-name="T209">bytes)</text:span><text:span text:style-name="T193"> <text:tab/></text:span><text:span text:style-name="T203">User Page: low </text:span><text:span text:style-name="T204">memory user space/stack</text:span></text:p>
      <text:p text:style-name="P67"><text:span text:style-name="T155">$0</text:span><text:span text:style-name="T204">2</text:span><text:span text:style-name="T155">00-$03</text:span><text:span text:style-name="T169">FF</text:span><text:span text:style-name="T155"><text:tab/></text:span><text:span text:style-name="T209">(</text:span><text:span text:style-name="T204">512</text:span><text:span text:style-name="T187"> </text:span><text:span text:style-name="T209">bytes)</text:span><text:span text:style-name="T187"><text:tab/></text:span><text:span text:style-name="T204">system stack</text:span></text:p>
      <text:p text:style-name="P66"><text:span text:style-name="T155">$0400-$1</text:span><text:span text:style-name="T168">7</text:span><text:span text:style-name="T169">FF</text:span><text:span text:style-name="T155"><text:tab/></text:span><text:span text:style-name="T209">(</text:span><text:span text:style-name="T155">5</text:span><text:span text:style-name="T183">K </text:span><text:span text:style-name="T209">bytes)</text:span><text:span text:style-name="T155"> <text:tab/>text display buffer</text:span></text:p>
      <text:p text:style-name="P68"><text:span text:style-name="T155">$1800-$18FF<text:tab/></text:span><text:span text:style-name="T209">(</text:span><text:span text:style-name="T155">256 </text:span><text:span text:style-name="T209">bytes)</text:span><text:span text:style-name="T155"><text:tab/>input/output buffer</text:span></text:p>
      <text:p text:style-name="P69"><text:span text:style-name="T155">$1</text:span><text:span text:style-name="T206">9</text:span><text:span text:style-name="T155">00-$1FFF<text:tab/></text:span><text:span text:style-name="T209">(</text:span><text:span text:style-name="T207">1.75</text:span><text:span text:style-name="T155">K </text:span><text:span text:style-name="T209">bytes)<text:tab/></text:span><text:span text:style-name="T205">system hardware registers</text:span></text:p>
      <text:p text:style-name="P70"><text:span text:style-name="T155">$</text:span><text:span text:style-name="T184">2000</text:span><text:span text:style-name="T155">-$</text:span><text:span text:style-name="T176">C</text:span><text:span text:style-name="T155">FFF<text:tab/></text:span><text:span text:style-name="T209">(</text:span><text:span text:style-name="T178">4</text:span><text:span text:style-name="T185">4</text:span><text:span text:style-name="T179">K </text:span><text:span text:style-name="T209">bytes)</text:span><text:span text:style-name="T172"> <text:tab/></text:span><text:span text:style-name="T212">u</text:span><text:span text:style-name="T155">ser RAM space</text:span></text:p>
      <text:p text:style-name="P71"><text:span text:style-name="T155">$</text:span><text:span text:style-name="T175">D</text:span><text:span text:style-name="T155">000-$</text:span><text:span text:style-name="T177">E</text:span><text:span text:style-name="T155">FFF<text:tab/></text:span><text:span text:style-name="T210">(</text:span><text:span text:style-name="T177">8</text:span><text:span text:style-name="T155">K </text:span><text:span text:style-name="T210">bytes)</text:span><text:span text:style-name="T155"> <text:tab/></text:span><text:span text:style-name="T215">* </text:span><text:span text:style-name="T180">paged </text:span><text:span text:style-name="T155">memor</text:span><text:span text:style-name="T214">y</text:span></text:p>
      <text:p text:style-name="P72"><text:span text:style-name="T155">$</text:span><text:span text:style-name="T173">F</text:span><text:span text:style-name="T155">000-$FFEF<text:tab/></text:span><text:span text:style-name="T211">(</text:span><text:span text:style-name="T174">4</text:span><text:span text:style-name="T171">k </text:span><text:span text:style-name="T211">bytes)</text:span><text:span text:style-name="T171"> <text:tab/>System </text:span><text:span text:style-name="T188">KERNEL</text:span><text:span text:style-name="T171"> ROM</text:span></text:p>
      <text:p text:style-name="P73"><text:span text:style-name="T155">$FFF0-$FFFF<text:tab/></text:span><text:span text:style-name="T211">(</text:span><text:span text:style-name="T194">10 </text:span><text:span text:style-name="T211">bytes</text:span><text:span text:style-name="T216">)</text:span><text:span text:style-name="T194"> <text:tab/></text:span><text:span text:style-name="T155">system hardware vectors</text:span></text:p>
      <text:p text:style-name="P73"/>
      <text:p text:style-name="P87"><text:span text:style-name="T257">Paged Memory </text:span>Notes:</text:p>
      <text:p text:style-name="P74"><text:span text:style-name="T155"><text:tab/></text:span><text:span text:style-name="T195">bank 0: is simply 8K of </text:span><text:span text:style-name="T196">fast </text:span><text:span text:style-name="T195">RAM usable by the system </text:span><text:span text:style-name="T213">(default)</text:span></text:p>
      <text:p text:style-name="P74"><text:span text:style-name="T195"><text:tab/></text:span><text:span text:style-name="T196">bank 1: contains the directory structure for persistent memory</text:span></text:p>
      <text:p text:style-name="P74"><text:span text:style-name="T196"><text:tab/></text:span><text:span text:style-name="T197">banks 2-255: contains 8K pages of persistent memory from 1MB of flash</text:span></text:p>
      <text:p text:style-name="P74"/>
      <text:p text:style-name="P74"><text:span text:style-name="T155"><text:tab/></text:span><text:span text:style-name="T198">Bank 0 is always just a 8K bank of fast memory that is usable by the <text:tab/>system for extra RAM </text:span><text:span text:style-name="T199">for a total of 52K</text:span><text:span text:style-name="T198">. It can be switched out to <text:tab/>any of the 253 banks <text:tab/>of persistent memory (from TONI’s flash). Bank 1 <text:tab/>acts as an allocation<text:tab/>table accessed by ID. </text:span><text:span text:style-name="T181">That ID is assigned via <text:tab/>the <text:tab/>Kernel. A program can request access to a page of persistent <text:tab/>memory via an assigned ID but it should release that ID when it’s <text:tab/>done using it. This should work similar to </text:span><text:span text:style-name="T240">new</text:span><text:span text:style-name="T181"> or </text:span><text:span text:style-name="T240">malloc</text:span><text:span text:style-name="T181"> but <text:tab/>requesting a full 8K page at a time. </text:span><text:span text:style-name="T182">After use it should be </text:span><text:span text:style-name="T241">deleted</text:span><text:span text:style-name="T182"> <text:tab/>or </text:span><text:span text:style-name="T241">freed</text:span><text:span text:style-name="T182">.</text:span><text:span text:style-name="T181"> </text:span></text:p>
      <text:p text:style-name="P74"/>
      <text:p text:style-name="P74"><text:span text:style-name="T181"><text:tab/></text:span><text:span text:style-name="T200">A low level read/write to the memory bank access register can bypass </text:span></text:p>
      <text:p text:style-name="P74"><text:span text:style-name="T200"><text:tab/>the allocation function of the KERNEL for direct access. In this case <text:tab/>bank 1 would then be accessible by the program until the KERNEL is <text:tab/>used to once again access the TOC in bank 1 </text:span><text:span text:style-name="T201">for allocation/</text:span><text:span text:style-name="T202">releasing</text:span><text:span text:style-name="T200">.</text:span></text:p>
      <text:p text:style-name="P66"/>
      <text:p text:style-name="P75"/>
      <text:p text:style-name="P100"><text:line-break/></text:p>
      <text:p text:style-name="P75"/>
      <text:p text:style-name="P75"/>
      <text:p text:style-name="P75"/>
      <text:p text:style-name="P75"/>
      <text:p text:style-name="P75"/>
      <text:p text:style-name="P75"/>
      <text:p text:style-name="P75"/>
      <text:p text:style-name="P75"/>
      <text:p text:style-name="P75"/>
      <text:p text:style-name="P7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05:45:24.797744344</meta:creation-date>
    <dc:date>2023-04-25T16:01:21.514038797</dc:date>
    <meta:editing-duration>PT8H28M37S</meta:editing-duration>
    <meta:editing-cycles>452</meta:editing-cycles>
    <meta:generator>LibreOffice/7.5.2.2$Linux_X86_64 LibreOffice_project/50$Build-2</meta:generator>
    <meta:document-statistic meta:table-count="0" meta:image-count="0" meta:object-count="0" meta:page-count="8" meta:paragraph-count="261" meta:word-count="2294" meta:character-count="14736" meta:non-whitespace-character-count="12146"/>
  </office:meta>
</office:document-meta>
</file>